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5.4927">
            <text:p>85.4927</text:p>
          </table:table-cell>
          <table:table-cell office:value-type="float" office:value="26676">
            <text:p>26676</text:p>
          </table:table-cell>
        </table:table-row>
        <table:table-row table:style-name="ro1">
          <table:table-cell office:value-type="float" office:value="85.6211">
            <text:p>85.6211</text:p>
          </table:table-cell>
          <table:table-cell office:value-type="float" office:value="5706">
            <text:p>5706</text:p>
          </table:table-cell>
        </table:table-row>
        <table:table-row table:style-name="ro1">
          <table:table-cell office:value-type="float" office:value="85.552">
            <text:p>85.552</text:p>
          </table:table-cell>
          <table:table-cell office:value-type="float" office:value="19210">
            <text:p>19210</text:p>
          </table:table-cell>
        </table:table-row>
        <table:table-row table:style-name="ro1">
          <table:table-cell office:value-type="float" office:value="85.7104">
            <text:p>85.7104</text:p>
          </table:table-cell>
          <table:table-cell office:value-type="float" office:value="8603">
            <text:p>8603</text:p>
          </table:table-cell>
        </table:table-row>
        <table:table-row table:style-name="ro1">
          <table:table-cell office:value-type="float" office:value="84.9631">
            <text:p>84.9631</text:p>
          </table:table-cell>
          <table:table-cell office:value-type="float" office:value="3161">
            <text:p>3161</text:p>
          </table:table-cell>
        </table:table-row>
        <table:table-row table:style-name="ro1">
          <table:table-cell office:value-type="float" office:value="85.5269">
            <text:p>85.5269</text:p>
          </table:table-cell>
          <table:table-cell office:value-type="float" office:value="11533">
            <text:p>11533</text:p>
          </table:table-cell>
        </table:table-row>
        <table:table-row table:style-name="ro1">
          <table:table-cell office:value-type="float" office:value="85.5022">
            <text:p>85.5022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85.3366">
            <text:p>85.3366</text:p>
          </table:table-cell>
          <table:table-cell office:value-type="float" office:value="3649">
            <text:p>3649</text:p>
          </table:table-cell>
        </table:table-row>
        <table:table-row table:style-name="ro1">
          <table:table-cell office:value-type="float" office:value="85.3246">
            <text:p>85.3246</text:p>
          </table:table-cell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85.7459">
            <text:p>85.7459</text:p>
          </table:table-cell>
          <table:table-cell office:value-type="float" office:value="17549">
            <text:p>17549</text:p>
          </table:table-cell>
        </table:table-row>
        <table:table-row table:style-name="ro1">
          <table:table-cell office:value-type="float" office:value="85.4951">
            <text:p>85.4951</text:p>
          </table:table-cell>
          <table:table-cell office:value-type="float" office:value="10543">
            <text:p>10543</text:p>
          </table:table-cell>
        </table:table-row>
        <table:table-row table:style-name="ro1">
          <table:table-cell office:value-type="float" office:value="85.6209">
            <text:p>85.6209</text:p>
          </table:table-cell>
          <table:table-cell office:value-type="float" office:value="10517">
            <text:p>10517</text:p>
          </table:table-cell>
        </table:table-row>
        <table:table-row table:style-name="ro1">
          <table:table-cell office:value-type="float" office:value="85.6668">
            <text:p>85.6668</text:p>
          </table:table-cell>
          <table:table-cell office:value-type="float" office:value="6568">
            <text:p>6568</text:p>
          </table:table-cell>
        </table:table-row>
        <table:table-row table:style-name="ro1">
          <table:table-cell office:value-type="float" office:value="85.5808">
            <text:p>85.5808</text:p>
          </table:table-cell>
          <table:table-cell office:value-type="float" office:value="21764">
            <text:p>21764</text:p>
          </table:table-cell>
        </table:table-row>
        <table:table-row table:style-name="ro1">
          <table:table-cell office:value-type="float" office:value="86.1483">
            <text:p>86.148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5.3396">
            <text:p>85.3396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85.5975">
            <text:p>85.5975</text:p>
          </table:table-cell>
          <table:table-cell office:value-type="float" office:value="15574">
            <text:p>15574</text:p>
          </table:table-cell>
        </table:table-row>
        <table:table-row table:style-name="ro1">
          <table:table-cell office:value-type="float" office:value="85.4144">
            <text:p>85.4144</text:p>
          </table:table-cell>
          <table:table-cell office:value-type="float" office:value="15069">
            <text:p>15069</text:p>
          </table:table-cell>
        </table:table-row>
        <table:table-row table:style-name="ro1">
          <table:table-cell office:value-type="float" office:value="85.5146">
            <text:p>85.5146</text:p>
          </table:table-cell>
          <table:table-cell office:value-type="float" office:value="7872">
            <text:p>7872</text:p>
          </table:table-cell>
        </table:table-row>
        <table:table-row table:style-name="ro1">
          <table:table-cell office:value-type="float" office:value="85.5591">
            <text:p>85.5591</text:p>
          </table:table-cell>
          <table:table-cell office:value-type="float" office:value="9055">
            <text:p>9055</text:p>
          </table:table-cell>
        </table:table-row>
        <table:table-row table:style-name="ro1">
          <table:table-cell office:value-type="float" office:value="85.5021">
            <text:p>85.5021</text:p>
          </table:table-cell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86.0954">
            <text:p>86.0954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85.3204">
            <text:p>85.3204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85.4809">
            <text:p>85.4809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office:value-type="float" office:value="85.4445">
            <text:p>85.4445</text:p>
          </table:table-cell>
          <table:table-cell office:value-type="float" office:value="15182">
            <text:p>15182</text:p>
          </table:table-cell>
        </table:table-row>
        <table:table-row table:style-name="ro1">
          <table:table-cell office:value-type="float" office:value="85.7273">
            <text:p>85.7273</text:p>
          </table:table-cell>
          <table:table-cell office:value-type="float" office:value="5900">
            <text:p>5900</text:p>
          </table:table-cell>
        </table:table-row>
        <table:table-row table:style-name="ro1">
          <table:table-cell office:value-type="float" office:value="85.5556">
            <text:p>85.5556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85.7046">
            <text:p>85.7046</text:p>
          </table:table-cell>
          <table:table-cell office:value-type="float" office:value="10086">
            <text:p>10086</text:p>
          </table:table-cell>
        </table:table-row>
        <table:table-row table:style-name="ro1">
          <table:table-cell office:value-type="float" office:value="85.397">
            <text:p>85.397</text:p>
          </table:table-cell>
          <table:table-cell office:value-type="float" office:value="18264">
            <text:p>18264</text:p>
          </table:table-cell>
        </table:table-row>
        <table:table-row table:style-name="ro1">
          <table:table-cell office:value-type="float" office:value="85.6769">
            <text:p>85.6769</text:p>
          </table:table-cell>
          <table:table-cell office:value-type="float" office:value="42072">
            <text:p>42072</text:p>
          </table:table-cell>
        </table:table-row>
        <table:table-row table:style-name="ro1">
          <table:table-cell office:value-type="float" office:value="85.4424">
            <text:p>85.4424</text:p>
          </table:table-cell>
          <table:table-cell office:value-type="float" office:value="35472">
            <text:p>35472</text:p>
          </table:table-cell>
        </table:table-row>
        <table:table-row table:style-name="ro1">
          <table:table-cell office:value-type="float" office:value="85.7463">
            <text:p>85.7463</text:p>
          </table:table-cell>
          <table:table-cell office:value-type="float" office:value="16091">
            <text:p>16091</text:p>
          </table:table-cell>
        </table:table-row>
        <table:table-row table:style-name="ro1">
          <table:table-cell office:value-type="float" office:value="85.7719">
            <text:p>85.7719</text:p>
          </table:table-cell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85.5662">
            <text:p>85.5662</text:p>
          </table:table-cell>
          <table:table-cell office:value-type="float" office:value="35628">
            <text:p>35628</text:p>
          </table:table-cell>
        </table:table-row>
        <table:table-row table:style-name="ro1">
          <table:table-cell office:value-type="float" office:value="85.3932">
            <text:p>85.3932</text:p>
          </table:table-cell>
          <table:table-cell office:value-type="float" office:value="4378">
            <text:p>4378</text:p>
          </table:table-cell>
        </table:table-row>
        <table:table-row table:style-name="ro1">
          <table:table-cell office:value-type="float" office:value="85.4199">
            <text:p>85.4199</text:p>
          </table:table-cell>
          <table:table-cell office:value-type="float" office:value="5796">
            <text:p>5796</text:p>
          </table:table-cell>
        </table:table-row>
        <table:table-row table:style-name="ro1">
          <table:table-cell office:value-type="float" office:value="85.3539">
            <text:p>85.3539</text:p>
          </table:table-cell>
          <table:table-cell office:value-type="float" office:value="10405">
            <text:p>10405</text:p>
          </table:table-cell>
        </table:table-row>
        <table:table-row table:style-name="ro1">
          <table:table-cell office:value-type="float" office:value="85.5413">
            <text:p>85.5413</text:p>
          </table:table-cell>
          <table:table-cell office:value-type="float" office:value="24612">
            <text:p>24612</text:p>
          </table:table-cell>
        </table:table-row>
        <table:table-row table:style-name="ro1">
          <table:table-cell office:value-type="float" office:value="85.7094">
            <text:p>85.7094</text:p>
          </table:table-cell>
          <table:table-cell office:value-type="float" office:value="28848">
            <text:p>28848</text:p>
          </table:table-cell>
        </table:table-row>
        <table:table-row table:style-name="ro1">
          <table:table-cell office:value-type="float" office:value="85.5052">
            <text:p>85.5052</text:p>
          </table:table-cell>
          <table:table-cell office:value-type="float" office:value="12276">
            <text:p>12276</text:p>
          </table:table-cell>
        </table:table-row>
        <table:table-row table:style-name="ro1">
          <table:table-cell office:value-type="float" office:value="85.2807">
            <text:p>85.2807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85.5241">
            <text:p>85.5241</text:p>
          </table:table-cell>
          <table:table-cell office:value-type="float" office:value="83971">
            <text:p>83971</text:p>
          </table:table-cell>
        </table:table-row>
        <table:table-row table:style-name="ro1">
          <table:table-cell office:value-type="float" office:value="85.5096">
            <text:p>85.5096</text:p>
          </table:table-cell>
          <table:table-cell office:value-type="float" office:value="16581">
            <text:p>16581</text:p>
          </table:table-cell>
        </table:table-row>
        <table:table-row table:style-name="ro1">
          <table:table-cell office:value-type="float" office:value="85.6652">
            <text:p>85.6652</text:p>
          </table:table-cell>
          <table:table-cell office:value-type="float" office:value="7834">
            <text:p>7834</text:p>
          </table:table-cell>
        </table:table-row>
        <table:table-row table:style-name="ro1">
          <table:table-cell office:value-type="float" office:value="85.6203">
            <text:p>85.6203</text:p>
          </table:table-cell>
          <table:table-cell office:value-type="float" office:value="15017">
            <text:p>15017</text:p>
          </table:table-cell>
        </table:table-row>
        <table:table-row table:style-name="ro1">
          <table:table-cell office:value-type="float" office:value="85.5309">
            <text:p>85.5309</text:p>
          </table:table-cell>
          <table:table-cell office:value-type="float" office:value="24096">
            <text:p>24096</text:p>
          </table:table-cell>
        </table:table-row>
        <table:table-row table:style-name="ro1">
          <table:table-cell office:value-type="float" office:value="85.6346">
            <text:p>85.6346</text:p>
          </table:table-cell>
          <table:table-cell office:value-type="float" office:value="34033">
            <text:p>34033</text:p>
          </table:table-cell>
        </table:table-row>
        <table:table-row table:style-name="ro1">
          <table:table-cell office:value-type="float" office:value="85.4471">
            <text:p>85.4471</text:p>
          </table:table-cell>
          <table:table-cell office:value-type="float" office:value="17922">
            <text:p>17922</text:p>
          </table:table-cell>
        </table:table-row>
        <table:table-row table:style-name="ro1">
          <table:table-cell office:value-type="float" office:value="85.4481">
            <text:p>85.4481</text:p>
          </table:table-cell>
          <table:table-cell office:value-type="float" office:value="9289">
            <text:p>9289</text:p>
          </table:table-cell>
        </table:table-row>
        <table:table-row table:style-name="ro1">
          <table:table-cell office:value-type="float" office:value="85.6262">
            <text:p>85.6262</text:p>
          </table:table-cell>
          <table:table-cell office:value-type="float" office:value="24688">
            <text:p>24688</text:p>
          </table:table-cell>
        </table:table-row>
        <table:table-row table:style-name="ro1">
          <table:table-cell office:value-type="float" office:value="85.5638">
            <text:p>85.5638</text:p>
          </table:table-cell>
          <table:table-cell office:value-type="float" office:value="20564">
            <text:p>20564</text:p>
          </table:table-cell>
        </table:table-row>
        <table:table-row table:style-name="ro1">
          <table:table-cell office:value-type="float" office:value="85.7563">
            <text:p>85.7563</text:p>
          </table:table-cell>
          <table:table-cell office:value-type="float" office:value="12045">
            <text:p>12045</text:p>
          </table:table-cell>
        </table:table-row>
        <table:table-row table:style-name="ro1">
          <table:table-cell office:value-type="float" office:value="85.2749">
            <text:p>85.2749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85.7896">
            <text:p>85.7896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85.0349">
            <text:p>85.0349</text:p>
          </table:table-cell>
          <table:table-cell office:value-type="float" office:value="5665">
            <text:p>5665</text:p>
          </table:table-cell>
        </table:table-row>
        <table:table-row table:style-name="ro1">
          <table:table-cell office:value-type="float" office:value="85.4995">
            <text:p>85.4995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85.5348">
            <text:p>85.5348</text:p>
          </table:table-cell>
          <table:table-cell office:value-type="float" office:value="44055">
            <text:p>44055</text:p>
          </table:table-cell>
        </table:table-row>
        <table:table-row table:style-name="ro1">
          <table:table-cell office:value-type="float" office:value="85.5812">
            <text:p>85.5812</text:p>
          </table:table-cell>
          <table:table-cell office:value-type="float" office:value="22786">
            <text:p>22786</text:p>
          </table:table-cell>
        </table:table-row>
        <table:table-row table:style-name="ro1">
          <table:table-cell office:value-type="float" office:value="86.2669">
            <text:p>86.2669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5.3975">
            <text:p>85.3975</text:p>
          </table:table-cell>
          <table:table-cell office:value-type="float" office:value="13259">
            <text:p>13259</text:p>
          </table:table-cell>
        </table:table-row>
        <table:table-row table:style-name="ro1">
          <table:table-cell office:value-type="float" office:value="85.5444">
            <text:p>85.5444</text:p>
          </table:table-cell>
          <table:table-cell office:value-type="float" office:value="30908">
            <text:p>30908</text:p>
          </table:table-cell>
        </table:table-row>
        <table:table-row table:style-name="ro1">
          <table:table-cell office:value-type="float" office:value="85.5001">
            <text:p>85.5001</text:p>
          </table:table-cell>
          <table:table-cell office:value-type="float" office:value="10750">
            <text:p>10750</text:p>
          </table:table-cell>
        </table:table-row>
        <table:table-row table:style-name="ro1">
          <table:table-cell office:value-type="float" office:value="85.5729">
            <text:p>85.5729</text:p>
          </table:table-cell>
          <table:table-cell office:value-type="float" office:value="7836">
            <text:p>7836</text:p>
          </table:table-cell>
        </table:table-row>
        <table:table-row table:style-name="ro1">
          <table:table-cell office:value-type="float" office:value="85.5564">
            <text:p>85.5564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85.543">
            <text:p>85.543</text:p>
          </table:table-cell>
          <table:table-cell office:value-type="float" office:value="10808">
            <text:p>10808</text:p>
          </table:table-cell>
        </table:table-row>
        <table:table-row table:style-name="ro1">
          <table:table-cell office:value-type="float" office:value="85.7716">
            <text:p>85.7716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85.5215">
            <text:p>85.5215</text:p>
          </table:table-cell>
          <table:table-cell office:value-type="float" office:value="63316">
            <text:p>63316</text:p>
          </table:table-cell>
        </table:table-row>
        <table:table-row table:style-name="ro1">
          <table:table-cell office:value-type="float" office:value="85.6601">
            <text:p>85.6601</text:p>
          </table:table-cell>
          <table:table-cell office:value-type="float" office:value="23671">
            <text:p>23671</text:p>
          </table:table-cell>
        </table:table-row>
        <table:table-row table:style-name="ro1">
          <table:table-cell office:value-type="float" office:value="85.7074">
            <text:p>85.7074</text:p>
          </table:table-cell>
          <table:table-cell office:value-type="float" office:value="6970">
            <text:p>6970</text:p>
          </table:table-cell>
        </table:table-row>
        <table:table-row table:style-name="ro1">
          <table:table-cell office:value-type="float" office:value="85.572">
            <text:p>85.572</text:p>
          </table:table-cell>
          <table:table-cell office:value-type="float" office:value="19312">
            <text:p>19312</text:p>
          </table:table-cell>
        </table:table-row>
        <table:table-row table:style-name="ro1">
          <table:table-cell office:value-type="float" office:value="85.4459">
            <text:p>85.4459</text:p>
          </table:table-cell>
          <table:table-cell office:value-type="float" office:value="51309">
            <text:p>51309</text:p>
          </table:table-cell>
        </table:table-row>
        <table:table-row table:style-name="ro1">
          <table:table-cell office:value-type="float" office:value="85.4521">
            <text:p>85.4521</text:p>
          </table:table-cell>
          <table:table-cell office:value-type="float" office:value="7993">
            <text:p>7993</text:p>
          </table:table-cell>
        </table:table-row>
        <table:table-row table:style-name="ro1">
          <table:table-cell office:value-type="float" office:value="85.4745">
            <text:p>85.4745</text:p>
          </table:table-cell>
          <table:table-cell office:value-type="float" office:value="8339">
            <text:p>8339</text:p>
          </table:table-cell>
        </table:table-row>
        <table:table-row table:style-name="ro1">
          <table:table-cell office:value-type="float" office:value="85.4296">
            <text:p>85.4296</text:p>
          </table:table-cell>
          <table:table-cell office:value-type="float" office:value="6193">
            <text:p>6193</text:p>
          </table:table-cell>
        </table:table-row>
        <table:table-row table:style-name="ro1">
          <table:table-cell office:value-type="float" office:value="85.4635">
            <text:p>85.4635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85.421">
            <text:p>85.421</text:p>
          </table:table-cell>
          <table:table-cell office:value-type="float" office:value="22689">
            <text:p>22689</text:p>
          </table:table-cell>
        </table:table-row>
        <table:table-row table:style-name="ro1">
          <table:table-cell office:value-type="float" office:value="85.5861">
            <text:p>85.5861</text:p>
          </table:table-cell>
          <table:table-cell office:value-type="float" office:value="6927">
            <text:p>6927</text:p>
          </table:table-cell>
        </table:table-row>
        <table:table-row table:style-name="ro1">
          <table:table-cell office:value-type="float" office:value="85.6268">
            <text:p>85.6268</text:p>
          </table:table-cell>
          <table:table-cell office:value-type="float" office:value="14403">
            <text:p>14403</text:p>
          </table:table-cell>
        </table:table-row>
        <table:table-row table:style-name="ro1">
          <table:table-cell office:value-type="float" office:value="86.0036">
            <text:p>86.0036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85.5405">
            <text:p>85.5405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float" office:value="85.5421">
            <text:p>85.5421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85.479">
            <text:p>85.479</text:p>
          </table:table-cell>
          <table:table-cell office:value-type="float" office:value="32845">
            <text:p>32845</text:p>
          </table:table-cell>
        </table:table-row>
        <table:table-row table:style-name="ro1">
          <table:table-cell office:value-type="float" office:value="85.505">
            <text:p>85.505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85.3221">
            <text:p>85.3221</text:p>
          </table:table-cell>
          <table:table-cell office:value-type="float" office:value="10518">
            <text:p>10518</text:p>
          </table:table-cell>
        </table:table-row>
        <table:table-row table:style-name="ro1">
          <table:table-cell office:value-type="float" office:value="85.2113">
            <text:p>85.2113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85.2833">
            <text:p>85.2833</text:p>
          </table:table-cell>
          <table:table-cell office:value-type="float" office:value="16525">
            <text:p>16525</text:p>
          </table:table-cell>
        </table:table-row>
        <table:table-row table:style-name="ro1">
          <table:table-cell office:value-type="float" office:value="85.3749">
            <text:p>85.3749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85.4986">
            <text:p>85.4986</text:p>
          </table:table-cell>
          <table:table-cell office:value-type="float" office:value="41880">
            <text:p>41880</text:p>
          </table:table-cell>
        </table:table-row>
        <table:table-row table:style-name="ro1">
          <table:table-cell office:value-type="float" office:value="85.4893">
            <text:p>85.4893</text:p>
          </table:table-cell>
          <table:table-cell office:value-type="float" office:value="14686">
            <text:p>14686</text:p>
          </table:table-cell>
        </table:table-row>
        <table:table-row table:style-name="ro1">
          <table:table-cell office:value-type="float" office:value="85.4709">
            <text:p>85.4709</text:p>
          </table:table-cell>
          <table:table-cell office:value-type="float" office:value="28169">
            <text:p>28169</text:p>
          </table:table-cell>
        </table:table-row>
        <table:table-row table:style-name="ro1">
          <table:table-cell office:value-type="float" office:value="85.6906">
            <text:p>85.6906</text:p>
          </table:table-cell>
          <table:table-cell office:value-type="float" office:value="6147">
            <text:p>6147</text:p>
          </table:table-cell>
        </table:table-row>
        <table:table-row table:style-name="ro1">
          <table:table-cell office:value-type="float" office:value="85.6375">
            <text:p>85.6375</text:p>
          </table:table-cell>
          <table:table-cell office:value-type="float" office:value="20813">
            <text:p>20813</text:p>
          </table:table-cell>
        </table:table-row>
        <table:table-row table:style-name="ro1">
          <table:table-cell office:value-type="float" office:value="85.4484">
            <text:p>85.4484</text:p>
          </table:table-cell>
          <table:table-cell office:value-type="float" office:value="28116">
            <text:p>28116</text:p>
          </table:table-cell>
        </table:table-row>
        <table:table-row table:style-name="ro1">
          <table:table-cell office:value-type="float" office:value="85.7101">
            <text:p>85.7101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85.524">
            <text:p>85.524</text:p>
          </table:table-cell>
          <table:table-cell office:value-type="float" office:value="40434">
            <text:p>40434</text:p>
          </table:table-cell>
        </table:table-row>
        <table:table-row table:style-name="ro1">
          <table:table-cell office:value-type="float" office:value="85.7292">
            <text:p>85.7292</text:p>
          </table:table-cell>
          <table:table-cell office:value-type="float" office:value="11689">
            <text:p>11689</text:p>
          </table:table-cell>
        </table:table-row>
        <table:table-row table:style-name="ro1">
          <table:table-cell office:value-type="float" office:value="85.5762">
            <text:p>85.5762</text:p>
          </table:table-cell>
          <table:table-cell office:value-type="float" office:value="33015">
            <text:p>33015</text:p>
          </table:table-cell>
        </table:table-row>
        <table:table-row table:style-name="ro1">
          <table:table-cell office:value-type="float" office:value="85.5948">
            <text:p>85.5948</text:p>
          </table:table-cell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85.5802">
            <text:p>85.5802</text:p>
          </table:table-cell>
          <table:table-cell office:value-type="float" office:value="17571">
            <text:p>17571</text:p>
          </table:table-cell>
        </table:table-row>
        <table:table-row table:style-name="ro1">
          <table:table-cell office:value-type="float" office:value="85.629">
            <text:p>85.629</text:p>
          </table:table-cell>
          <table:table-cell office:value-type="float" office:value="19560">
            <text:p>19560</text:p>
          </table:table-cell>
        </table:table-row>
        <table:table-row table:style-name="ro1">
          <table:table-cell office:value-type="float" office:value="85.4198">
            <text:p>85.4198</text:p>
          </table:table-cell>
          <table:table-cell office:value-type="float" office:value="8883">
            <text:p>8883</text:p>
          </table:table-cell>
        </table:table-row>
        <table:table-row table:style-name="ro1">
          <table:table-cell office:value-type="float" office:value="84.6749">
            <text:p>84.6749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5.5632">
            <text:p>85.5632</text:p>
          </table:table-cell>
          <table:table-cell office:value-type="float" office:value="17730">
            <text:p>17730</text:p>
          </table:table-cell>
        </table:table-row>
        <table:table-row table:style-name="ro1">
          <table:table-cell office:value-type="float" office:value="85.4486">
            <text:p>85.4486</text:p>
          </table:table-cell>
          <table:table-cell office:value-type="float" office:value="13256">
            <text:p>13256</text:p>
          </table:table-cell>
        </table:table-row>
        <table:table-row table:style-name="ro1">
          <table:table-cell office:value-type="float" office:value="85.3548">
            <text:p>85.3548</text:p>
          </table:table-cell>
          <table:table-cell office:value-type="float" office:value="28314">
            <text:p>28314</text:p>
          </table:table-cell>
        </table:table-row>
        <table:table-row table:style-name="ro1">
          <table:table-cell office:value-type="float" office:value="85.4759">
            <text:p>85.4759</text:p>
          </table:table-cell>
          <table:table-cell office:value-type="float" office:value="21143">
            <text:p>21143</text:p>
          </table:table-cell>
        </table:table-row>
        <table:table-row table:style-name="ro1">
          <table:table-cell office:value-type="float" office:value="85.6035">
            <text:p>85.6035</text:p>
          </table:table-cell>
          <table:table-cell office:value-type="float" office:value="9157">
            <text:p>9157</text:p>
          </table:table-cell>
        </table:table-row>
        <table:table-row table:style-name="ro1">
          <table:table-cell office:value-type="float" office:value="85.6462">
            <text:p>85.6462</text:p>
          </table:table-cell>
          <table:table-cell office:value-type="float" office:value="11334">
            <text:p>11334</text:p>
          </table:table-cell>
        </table:table-row>
        <table:table-row table:style-name="ro1">
          <table:table-cell office:value-type="float" office:value="85.2705">
            <text:p>85.2705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float" office:value="85.5181">
            <text:p>85.5181</text:p>
          </table:table-cell>
          <table:table-cell office:value-type="float" office:value="14045">
            <text:p>14045</text:p>
          </table:table-cell>
        </table:table-row>
        <table:table-row table:style-name="ro1">
          <table:table-cell office:value-type="float" office:value="85.8425">
            <text:p>85.8425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85.5541">
            <text:p>85.5541</text:p>
          </table:table-cell>
          <table:table-cell office:value-type="float" office:value="3408">
            <text:p>3408</text:p>
          </table:table-cell>
        </table:table-row>
        <table:table-row table:style-name="ro1">
          <table:table-cell office:value-type="float" office:value="85.5921">
            <text:p>85.5921</text:p>
          </table:table-cell>
          <table:table-cell office:value-type="float" office:value="19228">
            <text:p>19228</text:p>
          </table:table-cell>
        </table:table-row>
        <table:table-row table:style-name="ro1">
          <table:table-cell office:value-type="float" office:value="85.5258">
            <text:p>85.5258</text:p>
          </table:table-cell>
          <table:table-cell office:value-type="float" office:value="71607">
            <text:p>71607</text:p>
          </table:table-cell>
        </table:table-row>
        <table:table-row table:style-name="ro1">
          <table:table-cell office:value-type="float" office:value="85.4757">
            <text:p>85.4757</text:p>
          </table:table-cell>
          <table:table-cell office:value-type="float" office:value="7983">
            <text:p>7983</text:p>
          </table:table-cell>
        </table:table-row>
        <table:table-row table:style-name="ro1">
          <table:table-cell office:value-type="float" office:value="85.3135">
            <text:p>85.3135</text:p>
          </table:table-cell>
          <table:table-cell office:value-type="float" office:value="7654">
            <text:p>7654</text:p>
          </table:table-cell>
        </table:table-row>
        <table:table-row table:style-name="ro1">
          <table:table-cell office:value-type="float" office:value="85.712">
            <text:p>85.712</text:p>
          </table:table-cell>
          <table:table-cell office:value-type="float" office:value="19871">
            <text:p>19871</text:p>
          </table:table-cell>
        </table:table-row>
        <table:table-row table:style-name="ro1">
          <table:table-cell office:value-type="float" office:value="85.5624">
            <text:p>85.5624</text:p>
          </table:table-cell>
          <table:table-cell office:value-type="float" office:value="21932">
            <text:p>21932</text:p>
          </table:table-cell>
        </table:table-row>
        <table:table-row table:style-name="ro1">
          <table:table-cell office:value-type="float" office:value="85.464">
            <text:p>85.464</text:p>
          </table:table-cell>
          <table:table-cell office:value-type="float" office:value="15837">
            <text:p>15837</text:p>
          </table:table-cell>
        </table:table-row>
        <table:table-row table:style-name="ro1">
          <table:table-cell office:value-type="float" office:value="85.5059">
            <text:p>85.5059</text:p>
          </table:table-cell>
          <table:table-cell office:value-type="float" office:value="25283">
            <text:p>25283</text:p>
          </table:table-cell>
        </table:table-row>
        <table:table-row table:style-name="ro1">
          <table:table-cell office:value-type="float" office:value="85.4773">
            <text:p>85.4773</text:p>
          </table:table-cell>
          <table:table-cell office:value-type="float" office:value="6288">
            <text:p>6288</text:p>
          </table:table-cell>
        </table:table-row>
        <table:table-row table:style-name="ro1">
          <table:table-cell office:value-type="float" office:value="85.3916">
            <text:p>85.3916</text:p>
          </table:table-cell>
          <table:table-cell office:value-type="float" office:value="4388">
            <text:p>4388</text:p>
          </table:table-cell>
        </table:table-row>
        <table:table-row table:style-name="ro1">
          <table:table-cell office:value-type="float" office:value="85.7058">
            <text:p>85.7058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85.4319">
            <text:p>85.4319</text:p>
          </table:table-cell>
          <table:table-cell office:value-type="float" office:value="9649">
            <text:p>9649</text:p>
          </table:table-cell>
        </table:table-row>
        <table:table-row table:style-name="ro1">
          <table:table-cell office:value-type="float" office:value="85.3376">
            <text:p>85.3376</text:p>
          </table:table-cell>
          <table:table-cell office:value-type="float" office:value="4546">
            <text:p>4546</text:p>
          </table:table-cell>
        </table:table-row>
        <table:table-row table:style-name="ro1">
          <table:table-cell office:value-type="float" office:value="85.4958">
            <text:p>85.4958</text:p>
          </table:table-cell>
          <table:table-cell office:value-type="float" office:value="13385">
            <text:p>13385</text:p>
          </table:table-cell>
        </table:table-row>
        <table:table-row table:style-name="ro1">
          <table:table-cell office:value-type="float" office:value="85.5205">
            <text:p>85.5205</text:p>
          </table:table-cell>
          <table:table-cell office:value-type="float" office:value="57514">
            <text:p>57514</text:p>
          </table:table-cell>
        </table:table-row>
        <table:table-row table:style-name="ro1">
          <table:table-cell office:value-type="float" office:value="85.6304">
            <text:p>85.6304</text:p>
          </table:table-cell>
          <table:table-cell office:value-type="float" office:value="11990">
            <text:p>11990</text:p>
          </table:table-cell>
        </table:table-row>
        <table:table-row table:style-name="ro1">
          <table:table-cell office:value-type="float" office:value="85.5004">
            <text:p>85.5004</text:p>
          </table:table-cell>
          <table:table-cell office:value-type="float" office:value="37768">
            <text:p>37768</text:p>
          </table:table-cell>
        </table:table-row>
        <table:table-row table:style-name="ro1">
          <table:table-cell office:value-type="float" office:value="85.2739">
            <text:p>85.2739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85.502">
            <text:p>85.502</text:p>
          </table:table-cell>
          <table:table-cell office:value-type="float" office:value="14351">
            <text:p>14351</text:p>
          </table:table-cell>
        </table:table-row>
        <table:table-row table:style-name="ro1">
          <table:table-cell office:value-type="float" office:value="85.5413">
            <text:p>85.5413</text:p>
          </table:table-cell>
          <table:table-cell office:value-type="float" office:value="15025">
            <text:p>15025</text:p>
          </table:table-cell>
        </table:table-row>
        <table:table-row table:style-name="ro1">
          <table:table-cell office:value-type="float" office:value="85.4909">
            <text:p>85.4909</text:p>
          </table:table-cell>
          <table:table-cell office:value-type="float" office:value="50617">
            <text:p>50617</text:p>
          </table:table-cell>
        </table:table-row>
        <table:table-row table:style-name="ro1">
          <table:table-cell office:value-type="float" office:value="85.6053">
            <text:p>85.6053</text:p>
          </table:table-cell>
          <table:table-cell office:value-type="float" office:value="11867">
            <text:p>11867</text:p>
          </table:table-cell>
        </table:table-row>
        <table:table-row table:style-name="ro1">
          <table:table-cell office:value-type="float" office:value="85.5019">
            <text:p>85.5019</text:p>
          </table:table-cell>
          <table:table-cell office:value-type="float" office:value="29384">
            <text:p>29384</text:p>
          </table:table-cell>
        </table:table-row>
        <table:table-row table:style-name="ro1">
          <table:table-cell office:value-type="float" office:value="85.6112">
            <text:p>85.6112</text:p>
          </table:table-cell>
          <table:table-cell office:value-type="float" office:value="4734">
            <text:p>4734</text:p>
          </table:table-cell>
        </table:table-row>
        <table:table-row table:style-name="ro1">
          <table:table-cell office:value-type="float" office:value="85.6455">
            <text:p>85.6455</text:p>
          </table:table-cell>
          <table:table-cell office:value-type="float" office:value="8095">
            <text:p>8095</text:p>
          </table:table-cell>
        </table:table-row>
        <table:table-row table:style-name="ro1">
          <table:table-cell office:value-type="float" office:value="85.4827">
            <text:p>85.4827</text:p>
          </table:table-cell>
          <table:table-cell office:value-type="float" office:value="36836">
            <text:p>36836</text:p>
          </table:table-cell>
        </table:table-row>
        <table:table-row table:style-name="ro1">
          <table:table-cell office:value-type="float" office:value="85.638">
            <text:p>85.638</text:p>
          </table:table-cell>
          <table:table-cell office:value-type="float" office:value="7840">
            <text:p>7840</text:p>
          </table:table-cell>
        </table:table-row>
        <table:table-row table:style-name="ro1">
          <table:table-cell office:value-type="float" office:value="85.5226">
            <text:p>85.5226</text:p>
          </table:table-cell>
          <table:table-cell office:value-type="float" office:value="9356">
            <text:p>9356</text:p>
          </table:table-cell>
        </table:table-row>
        <table:table-row table:style-name="ro1">
          <table:table-cell office:value-type="float" office:value="85.4136">
            <text:p>85.4136</text:p>
          </table:table-cell>
          <table:table-cell office:value-type="float" office:value="28152">
            <text:p>28152</text:p>
          </table:table-cell>
        </table:table-row>
        <table:table-row table:style-name="ro1">
          <table:table-cell office:value-type="float" office:value="85.3402">
            <text:p>85.3402</text:p>
          </table:table-cell>
          <table:table-cell office:value-type="float" office:value="9906">
            <text:p>9906</text:p>
          </table:table-cell>
        </table:table-row>
        <table:table-row table:style-name="ro1">
          <table:table-cell office:value-type="float" office:value="85.4039">
            <text:p>85.4039</text:p>
          </table:table-cell>
          <table:table-cell office:value-type="float" office:value="7900">
            <text:p>7900</text:p>
          </table:table-cell>
        </table:table-row>
        <table:table-row table:style-name="ro1">
          <table:table-cell office:value-type="float" office:value="85.8146">
            <text:p>85.8146</text:p>
          </table:table-cell>
          <table:table-cell office:value-type="float" office:value="7383">
            <text:p>7383</text:p>
          </table:table-cell>
        </table:table-row>
        <table:table-row table:style-name="ro1">
          <table:table-cell office:value-type="float" office:value="85.7432">
            <text:p>85.7432</text:p>
          </table:table-cell>
          <table:table-cell office:value-type="float" office:value="16684">
            <text:p>16684</text:p>
          </table:table-cell>
        </table:table-row>
        <table:table-row table:style-name="ro1">
          <table:table-cell office:value-type="float" office:value="85.5631">
            <text:p>85.5631</text:p>
          </table:table-cell>
          <table:table-cell office:value-type="float" office:value="9650">
            <text:p>9650</text:p>
          </table:table-cell>
        </table:table-row>
        <table:table-row table:style-name="ro1">
          <table:table-cell office:value-type="float" office:value="85.4991">
            <text:p>85.4991</text:p>
          </table:table-cell>
          <table:table-cell office:value-type="float" office:value="49230">
            <text:p>49230</text:p>
          </table:table-cell>
        </table:table-row>
        <table:table-row table:style-name="ro1">
          <table:table-cell office:value-type="float" office:value="85.6398">
            <text:p>85.6398</text:p>
          </table:table-cell>
          <table:table-cell office:value-type="float" office:value="13337">
            <text:p>13337</text:p>
          </table:table-cell>
        </table:table-row>
        <table:table-row table:style-name="ro1">
          <table:table-cell office:value-type="float" office:value="85.2369">
            <text:p>85.2369</text:p>
          </table:table-cell>
          <table:table-cell office:value-type="float" office:value="3284">
            <text:p>3284</text:p>
          </table:table-cell>
        </table:table-row>
        <table:table-row table:style-name="ro1">
          <table:table-cell office:value-type="float" office:value="85.4865">
            <text:p>85.4865</text:p>
          </table:table-cell>
          <table:table-cell office:value-type="float" office:value="11902">
            <text:p>11902</text:p>
          </table:table-cell>
        </table:table-row>
        <table:table-row table:style-name="ro1">
          <table:table-cell office:value-type="float" office:value="85.5764">
            <text:p>85.5764</text:p>
          </table:table-cell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85.2737">
            <text:p>85.2737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85.5375">
            <text:p>85.5375</text:p>
          </table:table-cell>
          <table:table-cell office:value-type="float" office:value="22611">
            <text:p>22611</text:p>
          </table:table-cell>
        </table:table-row>
        <table:table-row table:style-name="ro1">
          <table:table-cell office:value-type="float" office:value="85.6159">
            <text:p>85.6159</text:p>
          </table:table-cell>
          <table:table-cell office:value-type="float" office:value="40504">
            <text:p>40504</text:p>
          </table:table-cell>
        </table:table-row>
        <table:table-row table:style-name="ro1">
          <table:table-cell office:value-type="float" office:value="85.5191">
            <text:p>85.5191</text:p>
          </table:table-cell>
          <table:table-cell office:value-type="float" office:value="16201">
            <text:p>16201</text:p>
          </table:table-cell>
        </table:table-row>
        <table:table-row table:style-name="ro1">
          <table:table-cell office:value-type="float" office:value="85.7473">
            <text:p>85.7473</text:p>
          </table:table-cell>
          <table:table-cell office:value-type="float" office:value="8587">
            <text:p>8587</text:p>
          </table:table-cell>
        </table:table-row>
        <table:table-row table:style-name="ro1">
          <table:table-cell office:value-type="float" office:value="85.4495">
            <text:p>85.4495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85.4943">
            <text:p>85.4943</text:p>
          </table:table-cell>
          <table:table-cell office:value-type="float" office:value="29218">
            <text:p>29218</text:p>
          </table:table-cell>
        </table:table-row>
        <table:table-row table:style-name="ro1">
          <table:table-cell office:value-type="float" office:value="85.8734">
            <text:p>85.8734</text:p>
          </table:table-cell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85.4945">
            <text:p>85.4945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float" office:value="85.806">
            <text:p>85.806</text:p>
          </table:table-cell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85.356">
            <text:p>85.356</text:p>
          </table:table-cell>
          <table:table-cell office:value-type="float" office:value="12106">
            <text:p>12106</text:p>
          </table:table-cell>
        </table:table-row>
        <table:table-row table:style-name="ro1">
          <table:table-cell office:value-type="float" office:value="85.6328">
            <text:p>85.6328</text:p>
          </table:table-cell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85.5712">
            <text:p>85.5712</text:p>
          </table:table-cell>
          <table:table-cell office:value-type="float" office:value="12262">
            <text:p>12262</text:p>
          </table:table-cell>
        </table:table-row>
        <table:table-row table:style-name="ro1">
          <table:table-cell office:value-type="float" office:value="85.6381">
            <text:p>85.6381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85.7146">
            <text:p>85.7146</text:p>
          </table:table-cell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85.3881">
            <text:p>85.3881</text:p>
          </table:table-cell>
          <table:table-cell office:value-type="float" office:value="14122">
            <text:p>14122</text:p>
          </table:table-cell>
        </table:table-row>
        <table:table-row table:style-name="ro1">
          <table:table-cell office:value-type="float" office:value="85.8459">
            <text:p>85.8459</text:p>
          </table:table-cell>
          <table:table-cell office:value-type="float" office:value="11298">
            <text:p>11298</text:p>
          </table:table-cell>
        </table:table-row>
        <table:table-row table:style-name="ro1">
          <table:table-cell office:value-type="float" office:value="85.6461">
            <text:p>85.6461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85.4884">
            <text:p>85.4884</text:p>
          </table:table-cell>
          <table:table-cell office:value-type="float" office:value="47917">
            <text:p>47917</text:p>
          </table:table-cell>
        </table:table-row>
        <table:table-row table:style-name="ro1">
          <table:table-cell office:value-type="float" office:value="85.5715">
            <text:p>85.5715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float" office:value="86.0503">
            <text:p>86.0503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85.464">
            <text:p>85.464</text:p>
          </table:table-cell>
          <table:table-cell office:value-type="float" office:value="32541">
            <text:p>32541</text:p>
          </table:table-cell>
        </table:table-row>
        <table:table-row table:style-name="ro1">
          <table:table-cell office:value-type="float" office:value="85.1486">
            <text:p>85.1486</text:p>
          </table:table-cell>
          <table:table-cell office:value-type="float" office:value="4668">
            <text:p>4668</text:p>
          </table:table-cell>
        </table:table-row>
        <table:table-row table:style-name="ro1">
          <table:table-cell office:value-type="float" office:value="85.9093">
            <text:p>85.9093</text:p>
          </table:table-cell>
          <table:table-cell office:value-type="float" office:value="4365">
            <text:p>4365</text:p>
          </table:table-cell>
        </table:table-row>
        <table:table-row table:style-name="ro1">
          <table:table-cell office:value-type="float" office:value="85.4409">
            <text:p>85.4409</text:p>
          </table:table-cell>
          <table:table-cell office:value-type="float" office:value="29817">
            <text:p>29817</text:p>
          </table:table-cell>
        </table:table-row>
        <table:table-row table:style-name="ro1">
          <table:table-cell office:value-type="float" office:value="85.0126">
            <text:p>85.0126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85.6583">
            <text:p>85.6583</text:p>
          </table:table-cell>
          <table:table-cell office:value-type="float" office:value="35785">
            <text:p>35785</text:p>
          </table:table-cell>
        </table:table-row>
        <table:table-row table:style-name="ro1">
          <table:table-cell office:value-type="float" office:value="85.5038">
            <text:p>85.5038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office:value-type="float" office:value="85.5756">
            <text:p>85.5756</text:p>
          </table:table-cell>
          <table:table-cell office:value-type="float" office:value="7334">
            <text:p>7334</text:p>
          </table:table-cell>
        </table:table-row>
        <table:table-row table:style-name="ro1">
          <table:table-cell office:value-type="float" office:value="85.4838">
            <text:p>85.4838</text:p>
          </table:table-cell>
          <table:table-cell office:value-type="float" office:value="25743">
            <text:p>25743</text:p>
          </table:table-cell>
        </table:table-row>
        <table:table-row table:style-name="ro1">
          <table:table-cell office:value-type="float" office:value="82.7286">
            <text:p>82.7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5.4711">
            <text:p>85.4711</text:p>
          </table:table-cell>
          <table:table-cell office:value-type="float" office:value="24366">
            <text:p>24366</text:p>
          </table:table-cell>
        </table:table-row>
        <table:table-row table:style-name="ro1">
          <table:table-cell office:value-type="float" office:value="85.5206">
            <text:p>85.5206</text:p>
          </table:table-cell>
          <table:table-cell office:value-type="float" office:value="33852">
            <text:p>33852</text:p>
          </table:table-cell>
        </table:table-row>
        <table:table-row table:style-name="ro1">
          <table:table-cell office:value-type="float" office:value="85.5456">
            <text:p>85.5456</text:p>
          </table:table-cell>
          <table:table-cell office:value-type="float" office:value="8462">
            <text:p>8462</text:p>
          </table:table-cell>
        </table:table-row>
        <table:table-row table:style-name="ro1">
          <table:table-cell office:value-type="float" office:value="85.1876">
            <text:p>85.1876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85.4985">
            <text:p>85.4985</text:p>
          </table:table-cell>
          <table:table-cell office:value-type="float" office:value="9888">
            <text:p>9888</text:p>
          </table:table-cell>
        </table:table-row>
        <table:table-row table:style-name="ro1">
          <table:table-cell office:value-type="float" office:value="85.5693">
            <text:p>85.5693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85.6274">
            <text:p>85.6274</text:p>
          </table:table-cell>
          <table:table-cell office:value-type="float" office:value="14949">
            <text:p>14949</text:p>
          </table:table-cell>
        </table:table-row>
        <table:table-row table:style-name="ro1">
          <table:table-cell office:value-type="float" office:value="85.5954">
            <text:p>85.5954</text:p>
          </table:table-cell>
          <table:table-cell office:value-type="float" office:value="8161">
            <text:p>8161</text:p>
          </table:table-cell>
        </table:table-row>
        <table:table-row table:style-name="ro1">
          <table:table-cell office:value-type="float" office:value="85.5605">
            <text:p>85.5605</text:p>
          </table:table-cell>
          <table:table-cell office:value-type="float" office:value="22402">
            <text:p>22402</text:p>
          </table:table-cell>
        </table:table-row>
        <table:table-row table:style-name="ro1">
          <table:table-cell office:value-type="float" office:value="85.5098">
            <text:p>85.5098</text:p>
          </table:table-cell>
          <table:table-cell office:value-type="float" office:value="7689">
            <text:p>7689</text:p>
          </table:table-cell>
        </table:table-row>
        <table:table-row table:style-name="ro1">
          <table:table-cell office:value-type="float" office:value="85.4695">
            <text:p>85.4695</text:p>
          </table:table-cell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85.426">
            <text:p>85.426</text:p>
          </table:table-cell>
          <table:table-cell office:value-type="float" office:value="54382">
            <text:p>54382</text:p>
          </table:table-cell>
        </table:table-row>
        <table:table-row table:style-name="ro1">
          <table:table-cell office:value-type="float" office:value="85.5661">
            <text:p>85.5661</text:p>
          </table:table-cell>
          <table:table-cell office:value-type="float" office:value="15884">
            <text:p>15884</text:p>
          </table:table-cell>
        </table:table-row>
        <table:table-row table:style-name="ro1">
          <table:table-cell office:value-type="float" office:value="85.3085">
            <text:p>85.3085</text:p>
          </table:table-cell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85.5011">
            <text:p>85.5011</text:p>
          </table:table-cell>
          <table:table-cell office:value-type="float" office:value="28009">
            <text:p>28009</text:p>
          </table:table-cell>
        </table:table-row>
        <table:table-row table:style-name="ro1">
          <table:table-cell office:value-type="float" office:value="85.2485">
            <text:p>85.2485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85.3876">
            <text:p>85.3876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85.5553">
            <text:p>85.5553</text:p>
          </table:table-cell>
          <table:table-cell office:value-type="float" office:value="16911">
            <text:p>16911</text:p>
          </table:table-cell>
        </table:table-row>
        <table:table-row table:style-name="ro1">
          <table:table-cell office:value-type="float" office:value="85.7189">
            <text:p>85.7189</text:p>
          </table:table-cell>
          <table:table-cell office:value-type="float" office:value="4196">
            <text:p>4196</text:p>
          </table:table-cell>
        </table:table-row>
        <table:table-row table:style-name="ro1">
          <table:table-cell office:value-type="float" office:value="85.3929">
            <text:p>85.3929</text:p>
          </table:table-cell>
          <table:table-cell office:value-type="float" office:value="12301">
            <text:p>12301</text:p>
          </table:table-cell>
        </table:table-row>
        <table:table-row table:style-name="ro1">
          <table:table-cell office:value-type="float" office:value="85.7064">
            <text:p>85.7064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float" office:value="85.9655">
            <text:p>85.9655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85.573">
            <text:p>85.573</text:p>
          </table:table-cell>
          <table:table-cell office:value-type="float" office:value="5563">
            <text:p>5563</text:p>
          </table:table-cell>
        </table:table-row>
        <table:table-row table:style-name="ro1">
          <table:table-cell office:value-type="float" office:value="85.6903">
            <text:p>85.6903</text:p>
          </table:table-cell>
          <table:table-cell office:value-type="float" office:value="4185">
            <text:p>4185</text:p>
          </table:table-cell>
        </table:table-row>
        <table:table-row table:style-name="ro1">
          <table:table-cell office:value-type="float" office:value="85.5237">
            <text:p>85.5237</text:p>
          </table:table-cell>
          <table:table-cell office:value-type="float" office:value="29760">
            <text:p>29760</text:p>
          </table:table-cell>
        </table:table-row>
        <table:table-row table:style-name="ro1">
          <table:table-cell office:value-type="float" office:value="85.6248">
            <text:p>85.6248</text:p>
          </table:table-cell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85.5284">
            <text:p>85.5284</text:p>
          </table:table-cell>
          <table:table-cell office:value-type="float" office:value="3619">
            <text:p>3619</text:p>
          </table:table-cell>
        </table:table-row>
        <table:table-row table:style-name="ro1">
          <table:table-cell office:value-type="float" office:value="85.4859">
            <text:p>85.4859</text:p>
          </table:table-cell>
          <table:table-cell office:value-type="float" office:value="4765">
            <text:p>4765</text:p>
          </table:table-cell>
        </table:table-row>
        <table:table-row table:style-name="ro1">
          <table:table-cell office:value-type="float" office:value="85.6343">
            <text:p>85.6343</text:p>
          </table:table-cell>
          <table:table-cell office:value-type="float" office:value="30323">
            <text:p>30323</text:p>
          </table:table-cell>
        </table:table-row>
        <table:table-row table:style-name="ro1">
          <table:table-cell office:value-type="float" office:value="85.0827">
            <text:p>85.0827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85.4908">
            <text:p>85.4908</text:p>
          </table:table-cell>
          <table:table-cell office:value-type="float" office:value="28166">
            <text:p>28166</text:p>
          </table:table-cell>
        </table:table-row>
        <table:table-row table:style-name="ro1">
          <table:table-cell office:value-type="float" office:value="85.4245">
            <text:p>85.4245</text:p>
          </table:table-cell>
          <table:table-cell office:value-type="float" office:value="8756">
            <text:p>8756</text:p>
          </table:table-cell>
        </table:table-row>
        <table:table-row table:style-name="ro1">
          <table:table-cell office:value-type="float" office:value="85.4323">
            <text:p>85.4323</text:p>
          </table:table-cell>
          <table:table-cell office:value-type="float" office:value="10569">
            <text:p>10569</text:p>
          </table:table-cell>
        </table:table-row>
        <table:table-row table:style-name="ro1">
          <table:table-cell office:value-type="float" office:value="85.6066">
            <text:p>85.6066</text:p>
          </table:table-cell>
          <table:table-cell office:value-type="float" office:value="13510">
            <text:p>13510</text:p>
          </table:table-cell>
        </table:table-row>
        <table:table-row table:style-name="ro1">
          <table:table-cell office:value-type="float" office:value="85.6093">
            <text:p>85.6093</text:p>
          </table:table-cell>
          <table:table-cell office:value-type="float" office:value="27544">
            <text:p>27544</text:p>
          </table:table-cell>
        </table:table-row>
        <table:table-row table:style-name="ro1">
          <table:table-cell office:value-type="float" office:value="85.7038">
            <text:p>85.7038</text:p>
          </table:table-cell>
          <table:table-cell office:value-type="float" office:value="3888">
            <text:p>3888</text:p>
          </table:table-cell>
        </table:table-row>
        <table:table-row table:style-name="ro1">
          <table:table-cell office:value-type="float" office:value="85.5837">
            <text:p>85.5837</text:p>
          </table:table-cell>
          <table:table-cell office:value-type="float" office:value="22128">
            <text:p>22128</text:p>
          </table:table-cell>
        </table:table-row>
        <table:table-row table:style-name="ro1">
          <table:table-cell office:value-type="float" office:value="85.5659">
            <text:p>85.5659</text:p>
          </table:table-cell>
          <table:table-cell office:value-type="float" office:value="12016">
            <text:p>12016</text:p>
          </table:table-cell>
        </table:table-row>
        <table:table-row table:style-name="ro1">
          <table:table-cell office:value-type="float" office:value="85.4233">
            <text:p>85.4233</text:p>
          </table:table-cell>
          <table:table-cell office:value-type="float" office:value="10212">
            <text:p>10212</text:p>
          </table:table-cell>
        </table:table-row>
        <table:table-row table:style-name="ro1">
          <table:table-cell office:value-type="float" office:value="85.6759">
            <text:p>85.6759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office:value-type="float" office:value="85.4427">
            <text:p>85.4427</text:p>
          </table:table-cell>
          <table:table-cell office:value-type="float" office:value="30359">
            <text:p>30359</text:p>
          </table:table-cell>
        </table:table-row>
        <table:table-row table:style-name="ro1">
          <table:table-cell office:value-type="float" office:value="85.6117">
            <text:p>85.6117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float" office:value="85.6616">
            <text:p>85.6616</text:p>
          </table:table-cell>
          <table:table-cell office:value-type="float" office:value="21380">
            <text:p>21380</text:p>
          </table:table-cell>
        </table:table-row>
        <table:table-row table:style-name="ro1">
          <table:table-cell office:value-type="float" office:value="85.5692">
            <text:p>85.5692</text:p>
          </table:table-cell>
          <table:table-cell office:value-type="float" office:value="7903">
            <text:p>7903</text:p>
          </table:table-cell>
        </table:table-row>
        <table:table-row table:style-name="ro1">
          <table:table-cell office:value-type="float" office:value="85.6557">
            <text:p>85.6557</text:p>
          </table:table-cell>
          <table:table-cell office:value-type="float" office:value="9334">
            <text:p>9334</text:p>
          </table:table-cell>
        </table:table-row>
        <table:table-row table:style-name="ro1">
          <table:table-cell office:value-type="float" office:value="85.515">
            <text:p>85.515</text:p>
          </table:table-cell>
          <table:table-cell office:value-type="float" office:value="26057">
            <text:p>26057</text:p>
          </table:table-cell>
        </table:table-row>
        <table:table-row table:style-name="ro1">
          <table:table-cell office:value-type="float" office:value="85.6504">
            <text:p>85.6504</text:p>
          </table:table-cell>
          <table:table-cell office:value-type="float" office:value="7496">
            <text:p>7496</text:p>
          </table:table-cell>
        </table:table-row>
        <table:table-row table:style-name="ro1">
          <table:table-cell office:value-type="float" office:value="85.7418">
            <text:p>85.7418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float" office:value="85.618">
            <text:p>85.618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85.6305">
            <text:p>85.6305</text:p>
          </table:table-cell>
          <table:table-cell office:value-type="float" office:value="11873">
            <text:p>11873</text:p>
          </table:table-cell>
        </table:table-row>
        <table:table-row table:style-name="ro1">
          <table:table-cell office:value-type="float" office:value="85.7515">
            <text:p>85.7515</text:p>
          </table:table-cell>
          <table:table-cell office:value-type="float" office:value="26289">
            <text:p>26289</text:p>
          </table:table-cell>
        </table:table-row>
        <table:table-row table:style-name="ro1">
          <table:table-cell office:value-type="float" office:value="85.6836">
            <text:p>85.6836</text:p>
          </table:table-cell>
          <table:table-cell office:value-type="float" office:value="13324">
            <text:p>13324</text:p>
          </table:table-cell>
        </table:table-row>
        <table:table-row table:style-name="ro1">
          <table:table-cell office:value-type="float" office:value="85.6249">
            <text:p>85.6249</text:p>
          </table:table-cell>
          <table:table-cell office:value-type="float" office:value="9205">
            <text:p>9205</text:p>
          </table:table-cell>
        </table:table-row>
        <table:table-row table:style-name="ro1">
          <table:table-cell office:value-type="float" office:value="85.4297">
            <text:p>85.4297</text:p>
          </table:table-cell>
          <table:table-cell office:value-type="float" office:value="4091">
            <text:p>4091</text:p>
          </table:table-cell>
        </table:table-row>
        <table:table-row table:style-name="ro1">
          <table:table-cell office:value-type="float" office:value="85.3883">
            <text:p>85.3883</text:p>
          </table:table-cell>
          <table:table-cell office:value-type="float" office:value="19088">
            <text:p>19088</text:p>
          </table:table-cell>
        </table:table-row>
        <table:table-row table:style-name="ro1">
          <table:table-cell office:value-type="float" office:value="85.5166">
            <text:p>85.5166</text:p>
          </table:table-cell>
          <table:table-cell office:value-type="float" office:value="18687">
            <text:p>18687</text:p>
          </table:table-cell>
        </table:table-row>
        <table:table-row table:style-name="ro1">
          <table:table-cell office:value-type="float" office:value="85.8232">
            <text:p>85.8232</text:p>
          </table:table-cell>
          <table:table-cell office:value-type="float" office:value="5463">
            <text:p>5463</text:p>
          </table:table-cell>
        </table:table-row>
        <table:table-row table:style-name="ro1">
          <table:table-cell office:value-type="float" office:value="85.7034">
            <text:p>85.7034</text:p>
          </table:table-cell>
          <table:table-cell office:value-type="float" office:value="9405">
            <text:p>9405</text:p>
          </table:table-cell>
        </table:table-row>
        <table:table-row table:style-name="ro1">
          <table:table-cell office:value-type="float" office:value="84.6993">
            <text:p>84.6993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85.2479">
            <text:p>85.2479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85.6458">
            <text:p>85.6458</text:p>
          </table:table-cell>
          <table:table-cell office:value-type="float" office:value="8056">
            <text:p>8056</text:p>
          </table:table-cell>
        </table:table-row>
        <table:table-row table:style-name="ro1">
          <table:table-cell office:value-type="float" office:value="85.4357">
            <text:p>85.4357</text:p>
          </table:table-cell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85.8801">
            <text:p>85.8801</text:p>
          </table:table-cell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85.5775">
            <text:p>85.5775</text:p>
          </table:table-cell>
          <table:table-cell office:value-type="float" office:value="24259">
            <text:p>24259</text:p>
          </table:table-cell>
        </table:table-row>
        <table:table-row table:style-name="ro1">
          <table:table-cell office:value-type="float" office:value="85.5095">
            <text:p>85.5095</text:p>
          </table:table-cell>
          <table:table-cell office:value-type="float" office:value="31552">
            <text:p>31552</text:p>
          </table:table-cell>
        </table:table-row>
        <table:table-row table:style-name="ro1">
          <table:table-cell office:value-type="float" office:value="85.6257">
            <text:p>85.6257</text:p>
          </table:table-cell>
          <table:table-cell office:value-type="float" office:value="11867">
            <text:p>11867</text:p>
          </table:table-cell>
        </table:table-row>
        <table:table-row table:style-name="ro1">
          <table:table-cell office:value-type="float" office:value="85.4806">
            <text:p>85.4806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84.1042">
            <text:p>84.104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5.6753">
            <text:p>85.6753</text:p>
          </table:table-cell>
          <table:table-cell office:value-type="float" office:value="19050">
            <text:p>19050</text:p>
          </table:table-cell>
        </table:table-row>
        <table:table-row table:style-name="ro1">
          <table:table-cell office:value-type="float" office:value="85.3271">
            <text:p>85.3271</text:p>
          </table:table-cell>
          <table:table-cell office:value-type="float" office:value="17483">
            <text:p>17483</text:p>
          </table:table-cell>
        </table:table-row>
        <table:table-row table:style-name="ro1">
          <table:table-cell office:value-type="float" office:value="85.4441">
            <text:p>85.4441</text:p>
          </table:table-cell>
          <table:table-cell office:value-type="float" office:value="19650">
            <text:p>19650</text:p>
          </table:table-cell>
        </table:table-row>
        <table:table-row table:style-name="ro1">
          <table:table-cell office:value-type="float" office:value="84.6762">
            <text:p>84.6762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4.5869">
            <text:p>84.5869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85.6854">
            <text:p>85.6854</text:p>
          </table:table-cell>
          <table:table-cell office:value-type="float" office:value="9324">
            <text:p>9324</text:p>
          </table:table-cell>
        </table:table-row>
        <table:table-row table:style-name="ro1">
          <table:table-cell office:value-type="float" office:value="85.5417">
            <text:p>85.5417</text:p>
          </table:table-cell>
          <table:table-cell office:value-type="float" office:value="21826">
            <text:p>21826</text:p>
          </table:table-cell>
        </table:table-row>
        <table:table-row table:style-name="ro1">
          <table:table-cell office:value-type="float" office:value="85.5609">
            <text:p>85.5609</text:p>
          </table:table-cell>
          <table:table-cell office:value-type="float" office:value="11041">
            <text:p>11041</text:p>
          </table:table-cell>
        </table:table-row>
        <table:table-row table:style-name="ro1">
          <table:table-cell office:value-type="float" office:value="85.7781">
            <text:p>85.7781</text:p>
          </table:table-cell>
          <table:table-cell office:value-type="float" office:value="3907">
            <text:p>3907</text:p>
          </table:table-cell>
        </table:table-row>
        <table:table-row table:style-name="ro1">
          <table:table-cell office:value-type="float" office:value="85.454">
            <text:p>85.454</text:p>
          </table:table-cell>
          <table:table-cell office:value-type="float" office:value="2932">
            <text:p>2932</text:p>
          </table:table-cell>
        </table:table-row>
        <table:table-row table:style-name="ro1">
          <table:table-cell office:value-type="float" office:value="85.4537">
            <text:p>85.4537</text:p>
          </table:table-cell>
          <table:table-cell office:value-type="float" office:value="25447">
            <text:p>25447</text:p>
          </table:table-cell>
        </table:table-row>
        <table:table-row table:style-name="ro1">
          <table:table-cell office:value-type="float" office:value="85.7573">
            <text:p>85.7573</text:p>
          </table:table-cell>
          <table:table-cell office:value-type="float" office:value="10809">
            <text:p>10809</text:p>
          </table:table-cell>
        </table:table-row>
        <table:table-row table:style-name="ro1">
          <table:table-cell office:value-type="float" office:value="85.6166">
            <text:p>85.616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5.7967">
            <text:p>85.7967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85.6639">
            <text:p>85.6639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85.5212">
            <text:p>85.5212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float" office:value="85.4109">
            <text:p>85.4109</text:p>
          </table:table-cell>
          <table:table-cell office:value-type="float" office:value="12191">
            <text:p>12191</text:p>
          </table:table-cell>
        </table:table-row>
        <table:table-row table:style-name="ro1">
          <table:table-cell office:value-type="float" office:value="85.4517">
            <text:p>85.4517</text:p>
          </table:table-cell>
          <table:table-cell office:value-type="float" office:value="7199">
            <text:p>7199</text:p>
          </table:table-cell>
        </table:table-row>
        <table:table-row table:style-name="ro1">
          <table:table-cell office:value-type="float" office:value="85.4765">
            <text:p>85.4765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85.9253">
            <text:p>85.9253</text:p>
          </table:table-cell>
          <table:table-cell office:value-type="float" office:value="4406">
            <text:p>4406</text:p>
          </table:table-cell>
        </table:table-row>
        <table:table-row table:style-name="ro1">
          <table:table-cell office:value-type="float" office:value="85.5604">
            <text:p>85.5604</text:p>
          </table:table-cell>
          <table:table-cell office:value-type="float" office:value="4164">
            <text:p>4164</text:p>
          </table:table-cell>
        </table:table-row>
        <table:table-row table:style-name="ro1">
          <table:table-cell office:value-type="float" office:value="85.4961">
            <text:p>85.4961</text:p>
          </table:table-cell>
          <table:table-cell office:value-type="float" office:value="43371">
            <text:p>43371</text:p>
          </table:table-cell>
        </table:table-row>
        <table:table-row table:style-name="ro1">
          <table:table-cell office:value-type="float" office:value="85.484">
            <text:p>85.484</text:p>
          </table:table-cell>
          <table:table-cell office:value-type="float" office:value="48802">
            <text:p>48802</text:p>
          </table:table-cell>
        </table:table-row>
        <table:table-row table:style-name="ro1">
          <table:table-cell office:value-type="float" office:value="85.4885">
            <text:p>85.4885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float" office:value="85.4635">
            <text:p>85.4635</text:p>
          </table:table-cell>
          <table:table-cell office:value-type="float" office:value="18071">
            <text:p>18071</text:p>
          </table:table-cell>
        </table:table-row>
        <table:table-row table:style-name="ro1">
          <table:table-cell office:value-type="float" office:value="85.4688">
            <text:p>85.4688</text:p>
          </table:table-cell>
          <table:table-cell office:value-type="float" office:value="16919">
            <text:p>16919</text:p>
          </table:table-cell>
        </table:table-row>
        <table:table-row table:style-name="ro1">
          <table:table-cell office:value-type="float" office:value="85.2046">
            <text:p>85.2046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85.5935">
            <text:p>85.5935</text:p>
          </table:table-cell>
          <table:table-cell office:value-type="float" office:value="44176">
            <text:p>44176</text:p>
          </table:table-cell>
        </table:table-row>
        <table:table-row table:style-name="ro1">
          <table:table-cell office:value-type="float" office:value="85.5694">
            <text:p>85.5694</text:p>
          </table:table-cell>
          <table:table-cell office:value-type="float" office:value="11278">
            <text:p>11278</text:p>
          </table:table-cell>
        </table:table-row>
        <table:table-row table:style-name="ro1">
          <table:table-cell office:value-type="float" office:value="85.5578">
            <text:p>85.5578</text:p>
          </table:table-cell>
          <table:table-cell office:value-type="float" office:value="51902">
            <text:p>51902</text:p>
          </table:table-cell>
        </table:table-row>
        <table:table-row table:style-name="ro1">
          <table:table-cell office:value-type="float" office:value="85.0452">
            <text:p>85.0452</text:p>
          </table:table-cell>
          <table:table-cell office:value-type="float" office:value="4137">
            <text:p>4137</text:p>
          </table:table-cell>
        </table:table-row>
        <table:table-row table:style-name="ro1">
          <table:table-cell office:value-type="float" office:value="85.6297">
            <text:p>85.6297</text:p>
          </table:table-cell>
          <table:table-cell office:value-type="float" office:value="5727">
            <text:p>5727</text:p>
          </table:table-cell>
        </table:table-row>
        <table:table-row table:style-name="ro1">
          <table:table-cell office:value-type="float" office:value="85.3778">
            <text:p>85.3778</text:p>
          </table:table-cell>
          <table:table-cell office:value-type="float" office:value="23129">
            <text:p>23129</text:p>
          </table:table-cell>
        </table:table-row>
        <table:table-row table:style-name="ro1">
          <table:table-cell office:value-type="float" office:value="85.5048">
            <text:p>85.5048</text:p>
          </table:table-cell>
          <table:table-cell office:value-type="float" office:value="5934">
            <text:p>5934</text:p>
          </table:table-cell>
        </table:table-row>
        <table:table-row table:style-name="ro1">
          <table:table-cell office:value-type="float" office:value="85.2693">
            <text:p>85.2693</text:p>
          </table:table-cell>
          <table:table-cell office:value-type="float" office:value="9185">
            <text:p>9185</text:p>
          </table:table-cell>
        </table:table-row>
        <table:table-row table:style-name="ro1">
          <table:table-cell office:value-type="float" office:value="85.311">
            <text:p>85.311</text:p>
          </table:table-cell>
          <table:table-cell office:value-type="float" office:value="9497">
            <text:p>9497</text:p>
          </table:table-cell>
        </table:table-row>
        <table:table-row table:style-name="ro1">
          <table:table-cell office:value-type="float" office:value="85.3965">
            <text:p>85.396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5.4101">
            <text:p>85.4101</text:p>
          </table:table-cell>
          <table:table-cell office:value-type="float" office:value="19095">
            <text:p>19095</text:p>
          </table:table-cell>
        </table:table-row>
        <table:table-row table:style-name="ro1">
          <table:table-cell office:value-type="float" office:value="85.5973">
            <text:p>85.5973</text:p>
          </table:table-cell>
          <table:table-cell office:value-type="float" office:value="10057">
            <text:p>10057</text:p>
          </table:table-cell>
        </table:table-row>
        <table:table-row table:style-name="ro1">
          <table:table-cell office:value-type="float" office:value="85.562">
            <text:p>85.562</text:p>
          </table:table-cell>
          <table:table-cell office:value-type="float" office:value="23568">
            <text:p>23568</text:p>
          </table:table-cell>
        </table:table-row>
        <table:table-row table:style-name="ro1">
          <table:table-cell office:value-type="float" office:value="85.6414">
            <text:p>85.6414</text:p>
          </table:table-cell>
          <table:table-cell office:value-type="float" office:value="9264">
            <text:p>9264</text:p>
          </table:table-cell>
        </table:table-row>
        <table:table-row table:style-name="ro1">
          <table:table-cell office:value-type="float" office:value="85.5005">
            <text:p>85.5005</text:p>
          </table:table-cell>
          <table:table-cell office:value-type="float" office:value="41088">
            <text:p>41088</text:p>
          </table:table-cell>
        </table:table-row>
        <table:table-row table:style-name="ro1">
          <table:table-cell office:value-type="float" office:value="85.4678">
            <text:p>85.4678</text:p>
          </table:table-cell>
          <table:table-cell office:value-type="float" office:value="33607">
            <text:p>33607</text:p>
          </table:table-cell>
        </table:table-row>
        <table:table-row table:style-name="ro1">
          <table:table-cell office:value-type="float" office:value="84.3985">
            <text:p>84.3985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5.4781">
            <text:p>85.4781</text:p>
          </table:table-cell>
          <table:table-cell office:value-type="float" office:value="17492">
            <text:p>17492</text:p>
          </table:table-cell>
        </table:table-row>
        <table:table-row table:style-name="ro1">
          <table:table-cell office:value-type="float" office:value="85.4932">
            <text:p>85.4932</text:p>
          </table:table-cell>
          <table:table-cell office:value-type="float" office:value="33795">
            <text:p>33795</text:p>
          </table:table-cell>
        </table:table-row>
        <table:table-row table:style-name="ro1">
          <table:table-cell office:value-type="float" office:value="85.5933">
            <text:p>85.5933</text:p>
          </table:table-cell>
          <table:table-cell office:value-type="float" office:value="26909">
            <text:p>26909</text:p>
          </table:table-cell>
        </table:table-row>
        <table:table-row table:style-name="ro1">
          <table:table-cell office:value-type="float" office:value="85.5287">
            <text:p>85.5287</text:p>
          </table:table-cell>
          <table:table-cell office:value-type="float" office:value="8037">
            <text:p>8037</text:p>
          </table:table-cell>
        </table:table-row>
        <table:table-row table:style-name="ro1">
          <table:table-cell office:value-type="float" office:value="85.6013">
            <text:p>85.6013</text:p>
          </table:table-cell>
          <table:table-cell office:value-type="float" office:value="12253">
            <text:p>12253</text:p>
          </table:table-cell>
        </table:table-row>
        <table:table-row table:style-name="ro1">
          <table:table-cell office:value-type="float" office:value="85.4164">
            <text:p>85.4164</text:p>
          </table:table-cell>
          <table:table-cell office:value-type="float" office:value="32690">
            <text:p>32690</text:p>
          </table:table-cell>
        </table:table-row>
        <table:table-row table:style-name="ro1">
          <table:table-cell office:value-type="float" office:value="85.5433">
            <text:p>85.5433</text:p>
          </table:table-cell>
          <table:table-cell office:value-type="float" office:value="45364">
            <text:p>45364</text:p>
          </table:table-cell>
        </table:table-row>
        <table:table-row table:style-name="ro1">
          <table:table-cell office:value-type="float" office:value="85.9614">
            <text:p>85.9614</text:p>
          </table:table-cell>
          <table:table-cell office:value-type="float" office:value="3791">
            <text:p>3791</text:p>
          </table:table-cell>
        </table:table-row>
        <table:table-row table:style-name="ro1">
          <table:table-cell office:value-type="float" office:value="85.4622">
            <text:p>85.4622</text:p>
          </table:table-cell>
          <table:table-cell office:value-type="float" office:value="79355">
            <text:p>79355</text:p>
          </table:table-cell>
        </table:table-row>
        <table:table-row table:style-name="ro1">
          <table:table-cell office:value-type="float" office:value="85.5421">
            <text:p>85.5421</text:p>
          </table:table-cell>
          <table:table-cell office:value-type="float" office:value="33727">
            <text:p>33727</text:p>
          </table:table-cell>
        </table:table-row>
        <table:table-row table:style-name="ro1">
          <table:table-cell office:value-type="float" office:value="85.5016">
            <text:p>85.5016</text:p>
          </table:table-cell>
          <table:table-cell office:value-type="float" office:value="23848">
            <text:p>23848</text:p>
          </table:table-cell>
        </table:table-row>
        <table:table-row table:style-name="ro1">
          <table:table-cell office:value-type="float" office:value="85.6574">
            <text:p>85.6574</text:p>
          </table:table-cell>
          <table:table-cell office:value-type="float" office:value="14528">
            <text:p>14528</text:p>
          </table:table-cell>
        </table:table-row>
        <table:table-row table:style-name="ro1">
          <table:table-cell office:value-type="float" office:value="85.1918">
            <text:p>85.1918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85.591">
            <text:p>85.591</text:p>
          </table:table-cell>
          <table:table-cell office:value-type="float" office:value="28952">
            <text:p>28952</text:p>
          </table:table-cell>
        </table:table-row>
        <table:table-row table:style-name="ro1">
          <table:table-cell office:value-type="float" office:value="85.7012">
            <text:p>85.701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85.4593">
            <text:p>85.4593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85.6753">
            <text:p>85.6753</text:p>
          </table:table-cell>
          <table:table-cell office:value-type="float" office:value="13336">
            <text:p>13336</text:p>
          </table:table-cell>
        </table:table-row>
        <table:table-row table:style-name="ro1">
          <table:table-cell office:value-type="float" office:value="85.6298">
            <text:p>85.6298</text:p>
          </table:table-cell>
          <table:table-cell office:value-type="float" office:value="3322">
            <text:p>3322</text:p>
          </table:table-cell>
        </table:table-row>
        <table:table-row table:style-name="ro1">
          <table:table-cell office:value-type="float" office:value="85.3881">
            <text:p>85.3881</text:p>
          </table:table-cell>
          <table:table-cell office:value-type="float" office:value="16223">
            <text:p>16223</text:p>
          </table:table-cell>
        </table:table-row>
        <table:table-row table:style-name="ro1">
          <table:table-cell office:value-type="float" office:value="85.6425">
            <text:p>85.6425</text:p>
          </table:table-cell>
          <table:table-cell office:value-type="float" office:value="54449">
            <text:p>54449</text:p>
          </table:table-cell>
        </table:table-row>
        <table:table-row table:style-name="ro1">
          <table:table-cell office:value-type="float" office:value="85.2886">
            <text:p>85.2886</text:p>
          </table:table-cell>
          <table:table-cell office:value-type="float" office:value="8261">
            <text:p>8261</text:p>
          </table:table-cell>
        </table:table-row>
        <table:table-row table:style-name="ro1">
          <table:table-cell office:value-type="float" office:value="85.4712">
            <text:p>85.4712</text:p>
          </table:table-cell>
          <table:table-cell office:value-type="float" office:value="17212">
            <text:p>17212</text:p>
          </table:table-cell>
        </table:table-row>
        <table:table-row table:style-name="ro1">
          <table:table-cell office:value-type="float" office:value="85.7187">
            <text:p>85.7187</text:p>
          </table:table-cell>
          <table:table-cell office:value-type="float" office:value="13915">
            <text:p>13915</text:p>
          </table:table-cell>
        </table:table-row>
        <table:table-row table:style-name="ro1">
          <table:table-cell office:value-type="float" office:value="85.2772">
            <text:p>85.2772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86.118">
            <text:p>86.11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5.1821">
            <text:p>85.1821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85.5986">
            <text:p>85.5986</text:p>
          </table:table-cell>
          <table:table-cell office:value-type="float" office:value="9870">
            <text:p>9870</text:p>
          </table:table-cell>
        </table:table-row>
        <table:table-row table:style-name="ro1">
          <table:table-cell office:value-type="float" office:value="85.5075">
            <text:p>85.5075</text:p>
          </table:table-cell>
          <table:table-cell office:value-type="float" office:value="16451">
            <text:p>16451</text:p>
          </table:table-cell>
        </table:table-row>
        <table:table-row table:style-name="ro1">
          <table:table-cell office:value-type="float" office:value="85.5853">
            <text:p>85.5853</text:p>
          </table:table-cell>
          <table:table-cell office:value-type="float" office:value="12457">
            <text:p>12457</text:p>
          </table:table-cell>
        </table:table-row>
        <table:table-row table:style-name="ro1">
          <table:table-cell office:value-type="float" office:value="85.3452">
            <text:p>85.3452</text:p>
          </table:table-cell>
          <table:table-cell office:value-type="float" office:value="10608">
            <text:p>10608</text:p>
          </table:table-cell>
        </table:table-row>
        <table:table-row table:style-name="ro1">
          <table:table-cell office:value-type="float" office:value="85.5475">
            <text:p>85.5475</text:p>
          </table:table-cell>
          <table:table-cell office:value-type="float" office:value="36948">
            <text:p>36948</text:p>
          </table:table-cell>
        </table:table-row>
        <table:table-row table:style-name="ro1">
          <table:table-cell office:value-type="float" office:value="85.56">
            <text:p>85.56</text:p>
          </table:table-cell>
          <table:table-cell office:value-type="float" office:value="16547">
            <text:p>16547</text:p>
          </table:table-cell>
        </table:table-row>
        <table:table-row table:style-name="ro1">
          <table:table-cell office:value-type="float" office:value="85.1596">
            <text:p>85.15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85.3563">
            <text:p>85.3563</text:p>
          </table:table-cell>
          <table:table-cell office:value-type="float" office:value="10759">
            <text:p>10759</text:p>
          </table:table-cell>
        </table:table-row>
        <table:table-row table:style-name="ro1">
          <table:table-cell office:value-type="float" office:value="85.6404">
            <text:p>85.6404</text:p>
          </table:table-cell>
          <table:table-cell office:value-type="float" office:value="14314">
            <text:p>14314</text:p>
          </table:table-cell>
        </table:table-row>
        <table:table-row table:style-name="ro1">
          <table:table-cell office:value-type="float" office:value="85.5526">
            <text:p>85.5526</text:p>
          </table:table-cell>
          <table:table-cell office:value-type="float" office:value="14368">
            <text:p>14368</text:p>
          </table:table-cell>
        </table:table-row>
        <table:table-row table:style-name="ro1">
          <table:table-cell office:value-type="float" office:value="85.481">
            <text:p>85.481</text:p>
          </table:table-cell>
          <table:table-cell office:value-type="float" office:value="31349">
            <text:p>31349</text:p>
          </table:table-cell>
        </table:table-row>
        <table:table-row table:style-name="ro1">
          <table:table-cell office:value-type="float" office:value="85.4662">
            <text:p>85.4662</text:p>
          </table:table-cell>
          <table:table-cell office:value-type="float" office:value="21496">
            <text:p>21496</text:p>
          </table:table-cell>
        </table:table-row>
        <table:table-row table:style-name="ro1">
          <table:table-cell office:value-type="float" office:value="85.5107">
            <text:p>85.5107</text:p>
          </table:table-cell>
          <table:table-cell office:value-type="float" office:value="60806">
            <text:p>60806</text:p>
          </table:table-cell>
        </table:table-row>
        <table:table-row table:style-name="ro1">
          <table:table-cell office:value-type="float" office:value="85.51">
            <text:p>85.51</text:p>
          </table:table-cell>
          <table:table-cell office:value-type="float" office:value="8277">
            <text:p>8277</text:p>
          </table:table-cell>
        </table:table-row>
        <table:table-row table:style-name="ro1">
          <table:table-cell office:value-type="float" office:value="85.8511">
            <text:p>85.8511</text:p>
          </table:table-cell>
          <table:table-cell office:value-type="float" office:value="4938">
            <text:p>4938</text:p>
          </table:table-cell>
        </table:table-row>
        <table:table-row table:style-name="ro1">
          <table:table-cell office:value-type="float" office:value="85.5588">
            <text:p>85.5588</text:p>
          </table:table-cell>
          <table:table-cell office:value-type="float" office:value="40854">
            <text:p>40854</text:p>
          </table:table-cell>
        </table:table-row>
        <table:table-row table:style-name="ro1">
          <table:table-cell office:value-type="float" office:value="85.4879">
            <text:p>85.4879</text:p>
          </table:table-cell>
          <table:table-cell office:value-type="float" office:value="56053">
            <text:p>56053</text:p>
          </table:table-cell>
        </table:table-row>
        <table:table-row table:style-name="ro1">
          <table:table-cell office:value-type="float" office:value="85.3017">
            <text:p>85.3017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85.7289">
            <text:p>85.7289</text:p>
          </table:table-cell>
          <table:table-cell office:value-type="float" office:value="10471">
            <text:p>10471</text:p>
          </table:table-cell>
        </table:table-row>
        <table:table-row table:style-name="ro1">
          <table:table-cell office:value-type="float" office:value="85.6265">
            <text:p>85.6265</text:p>
          </table:table-cell>
          <table:table-cell office:value-type="float" office:value="26677">
            <text:p>26677</text:p>
          </table:table-cell>
        </table:table-row>
        <table:table-row table:style-name="ro1">
          <table:table-cell office:value-type="float" office:value="85.5718">
            <text:p>85.5718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85.6431">
            <text:p>85.6431</text:p>
          </table:table-cell>
          <table:table-cell office:value-type="float" office:value="10250">
            <text:p>10250</text:p>
          </table:table-cell>
        </table:table-row>
        <table:table-row table:style-name="ro1">
          <table:table-cell office:value-type="float" office:value="85.4497">
            <text:p>85.4497</text:p>
          </table:table-cell>
          <table:table-cell office:value-type="float" office:value="16343">
            <text:p>16343</text:p>
          </table:table-cell>
        </table:table-row>
        <table:table-row table:style-name="ro1">
          <table:table-cell office:value-type="float" office:value="85.3264">
            <text:p>85.3264</text:p>
          </table:table-cell>
          <table:table-cell office:value-type="float" office:value="10410">
            <text:p>10410</text:p>
          </table:table-cell>
        </table:table-row>
        <table:table-row table:style-name="ro1">
          <table:table-cell office:value-type="float" office:value="85.2472">
            <text:p>85.2472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85.4307">
            <text:p>85.4307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85.6119">
            <text:p>85.6119</text:p>
          </table:table-cell>
          <table:table-cell office:value-type="float" office:value="24511">
            <text:p>24511</text:p>
          </table:table-cell>
        </table:table-row>
        <table:table-row table:style-name="ro1">
          <table:table-cell office:value-type="float" office:value="85.4949">
            <text:p>85.4949</text:p>
          </table:table-cell>
          <table:table-cell office:value-type="float" office:value="10709">
            <text:p>10709</text:p>
          </table:table-cell>
        </table:table-row>
        <table:table-row table:style-name="ro1">
          <table:table-cell office:value-type="float" office:value="85.7727">
            <text:p>85.7727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85.6435">
            <text:p>85.6435</text:p>
          </table:table-cell>
          <table:table-cell office:value-type="float" office:value="10502">
            <text:p>10502</text:p>
          </table:table-cell>
        </table:table-row>
        <table:table-row table:style-name="ro1">
          <table:table-cell office:value-type="float" office:value="86.0779">
            <text:p>86.0779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85.3597">
            <text:p>85.3597</text:p>
          </table:table-cell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85.5844">
            <text:p>85.5844</text:p>
          </table:table-cell>
          <table:table-cell office:value-type="float" office:value="13883">
            <text:p>13883</text:p>
          </table:table-cell>
        </table:table-row>
        <table:table-row table:style-name="ro1">
          <table:table-cell office:value-type="float" office:value="85.5333">
            <text:p>85.5333</text:p>
          </table:table-cell>
          <table:table-cell office:value-type="float" office:value="15166">
            <text:p>15166</text:p>
          </table:table-cell>
        </table:table-row>
        <table:table-row table:style-name="ro1">
          <table:table-cell office:value-type="float" office:value="85.4046">
            <text:p>85.4046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85.3771">
            <text:p>85.3771</text:p>
          </table:table-cell>
          <table:table-cell office:value-type="float" office:value="8212">
            <text:p>8212</text:p>
          </table:table-cell>
        </table:table-row>
        <table:table-row table:style-name="ro1">
          <table:table-cell office:value-type="float" office:value="85.62">
            <text:p>85.62</text:p>
          </table:table-cell>
          <table:table-cell office:value-type="float" office:value="27383">
            <text:p>27383</text:p>
          </table:table-cell>
        </table:table-row>
        <table:table-row table:style-name="ro1">
          <table:table-cell office:value-type="float" office:value="85.355">
            <text:p>85.355</text:p>
          </table:table-cell>
          <table:table-cell office:value-type="float" office:value="36471">
            <text:p>36471</text:p>
          </table:table-cell>
        </table:table-row>
        <table:table-row table:style-name="ro1">
          <table:table-cell office:value-type="float" office:value="85.5288">
            <text:p>85.5288</text:p>
          </table:table-cell>
          <table:table-cell office:value-type="float" office:value="43603">
            <text:p>43603</text:p>
          </table:table-cell>
        </table:table-row>
        <table:table-row table:style-name="ro1">
          <table:table-cell office:value-type="float" office:value="85.5849">
            <text:p>85.5849</text:p>
          </table:table-cell>
          <table:table-cell office:value-type="float" office:value="28638">
            <text:p>28638</text:p>
          </table:table-cell>
        </table:table-row>
        <table:table-row table:style-name="ro1">
          <table:table-cell office:value-type="float" office:value="85.6323">
            <text:p>85.6323</text:p>
          </table:table-cell>
          <table:table-cell office:value-type="float" office:value="8443">
            <text:p>8443</text:p>
          </table:table-cell>
        </table:table-row>
        <table:table-row table:style-name="ro1">
          <table:table-cell office:value-type="float" office:value="85.5511">
            <text:p>85.5511</text:p>
          </table:table-cell>
          <table:table-cell office:value-type="float" office:value="9845">
            <text:p>9845</text:p>
          </table:table-cell>
        </table:table-row>
        <table:table-row table:style-name="ro1">
          <table:table-cell office:value-type="float" office:value="85.6868">
            <text:p>85.6868</text:p>
          </table:table-cell>
          <table:table-cell office:value-type="float" office:value="4005">
            <text:p>4005</text:p>
          </table:table-cell>
        </table:table-row>
        <table:table-row table:style-name="ro1">
          <table:table-cell office:value-type="float" office:value="85.6048">
            <text:p>85.6048</text:p>
          </table:table-cell>
          <table:table-cell office:value-type="float" office:value="14690">
            <text:p>14690</text:p>
          </table:table-cell>
        </table:table-row>
        <table:table-row table:style-name="ro1">
          <table:table-cell office:value-type="float" office:value="85.4781">
            <text:p>85.4781</text:p>
          </table:table-cell>
          <table:table-cell office:value-type="float" office:value="9503">
            <text:p>9503</text:p>
          </table:table-cell>
        </table:table-row>
        <table:table-row table:style-name="ro1">
          <table:table-cell office:value-type="float" office:value="85.6057">
            <text:p>85.6057</text:p>
          </table:table-cell>
          <table:table-cell office:value-type="float" office:value="10963">
            <text:p>10963</text:p>
          </table:table-cell>
        </table:table-row>
        <table:table-row table:style-name="ro1">
          <table:table-cell office:value-type="float" office:value="86.4912">
            <text:p>86.491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5.461">
            <text:p>85.461</text:p>
          </table:table-cell>
          <table:table-cell office:value-type="float" office:value="9839">
            <text:p>9839</text:p>
          </table:table-cell>
        </table:table-row>
        <table:table-row table:style-name="ro1">
          <table:table-cell office:value-type="float" office:value="85.4733">
            <text:p>85.4733</text:p>
          </table:table-cell>
          <table:table-cell office:value-type="float" office:value="23052">
            <text:p>23052</text:p>
          </table:table-cell>
        </table:table-row>
        <table:table-row table:style-name="ro1">
          <table:table-cell office:value-type="float" office:value="85.5652">
            <text:p>85.5652</text:p>
          </table:table-cell>
          <table:table-cell office:value-type="float" office:value="13704">
            <text:p>13704</text:p>
          </table:table-cell>
        </table:table-row>
        <table:table-row table:style-name="ro1">
          <table:table-cell office:value-type="float" office:value="85.443">
            <text:p>85.443</text:p>
          </table:table-cell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85.4422">
            <text:p>85.4422</text:p>
          </table:table-cell>
          <table:table-cell office:value-type="float" office:value="17018">
            <text:p>17018</text:p>
          </table:table-cell>
        </table:table-row>
        <table:table-row table:style-name="ro1">
          <table:table-cell office:value-type="float" office:value="85.5411">
            <text:p>85.5411</text:p>
          </table:table-cell>
          <table:table-cell office:value-type="float" office:value="25160">
            <text:p>25160</text:p>
          </table:table-cell>
        </table:table-row>
        <table:table-row table:style-name="ro1">
          <table:table-cell office:value-type="float" office:value="85.4058">
            <text:p>85.4058</text:p>
          </table:table-cell>
          <table:table-cell office:value-type="float" office:value="2857">
            <text:p>2857</text:p>
          </table:table-cell>
        </table:table-row>
        <table:table-row table:style-name="ro1">
          <table:table-cell office:value-type="float" office:value="85.5573">
            <text:p>85.5573</text:p>
          </table:table-cell>
          <table:table-cell office:value-type="float" office:value="35575">
            <text:p>35575</text:p>
          </table:table-cell>
        </table:table-row>
        <table:table-row table:style-name="ro1">
          <table:table-cell office:value-type="float" office:value="85.3832">
            <text:p>85.3832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85.4804">
            <text:p>85.4804</text:p>
          </table:table-cell>
          <table:table-cell office:value-type="float" office:value="51026">
            <text:p>51026</text:p>
          </table:table-cell>
        </table:table-row>
        <table:table-row table:style-name="ro1">
          <table:table-cell office:value-type="float" office:value="85.284">
            <text:p>85.284</text:p>
          </table:table-cell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85.7164">
            <text:p>85.7164</text:p>
          </table:table-cell>
          <table:table-cell office:value-type="float" office:value="14970">
            <text:p>14970</text:p>
          </table:table-cell>
        </table:table-row>
        <table:table-row table:style-name="ro1">
          <table:table-cell office:value-type="float" office:value="85.5306">
            <text:p>85.5306</text:p>
          </table:table-cell>
          <table:table-cell office:value-type="float" office:value="6037">
            <text:p>6037</text:p>
          </table:table-cell>
        </table:table-row>
        <table:table-row table:style-name="ro1">
          <table:table-cell office:value-type="float" office:value="85.251">
            <text:p>85.251</text:p>
          </table:table-cell>
          <table:table-cell office:value-type="float" office:value="12725">
            <text:p>12725</text:p>
          </table:table-cell>
        </table:table-row>
        <table:table-row table:style-name="ro1">
          <table:table-cell office:value-type="float" office:value="85.8504">
            <text:p>85.8504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85.4179">
            <text:p>85.4179</text:p>
          </table:table-cell>
          <table:table-cell office:value-type="float" office:value="32716">
            <text:p>32716</text:p>
          </table:table-cell>
        </table:table-row>
        <table:table-row table:style-name="ro1">
          <table:table-cell office:value-type="float" office:value="85.7033">
            <text:p>85.7033</text:p>
          </table:table-cell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85.5815">
            <text:p>85.5815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85.6018">
            <text:p>85.6018</text:p>
          </table:table-cell>
          <table:table-cell office:value-type="float" office:value="14168">
            <text:p>14168</text:p>
          </table:table-cell>
        </table:table-row>
        <table:table-row table:style-name="ro1">
          <table:table-cell office:value-type="float" office:value="85.6045">
            <text:p>85.6045</text:p>
          </table:table-cell>
          <table:table-cell office:value-type="float" office:value="60848">
            <text:p>60848</text:p>
          </table:table-cell>
        </table:table-row>
        <table:table-row table:style-name="ro1">
          <table:table-cell office:value-type="float" office:value="85.3133">
            <text:p>85.3133</text:p>
          </table:table-cell>
          <table:table-cell office:value-type="float" office:value="6458">
            <text:p>6458</text:p>
          </table:table-cell>
        </table:table-row>
        <table:table-row table:style-name="ro1">
          <table:table-cell office:value-type="float" office:value="85.3234">
            <text:p>85.3234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85.6477">
            <text:p>85.6477</text:p>
          </table:table-cell>
          <table:table-cell office:value-type="float" office:value="16791">
            <text:p>16791</text:p>
          </table:table-cell>
        </table:table-row>
        <table:table-row table:style-name="ro1">
          <table:table-cell office:value-type="float" office:value="85.4755">
            <text:p>85.4755</text:p>
          </table:table-cell>
          <table:table-cell office:value-type="float" office:value="25919">
            <text:p>25919</text:p>
          </table:table-cell>
        </table:table-row>
        <table:table-row table:style-name="ro1">
          <table:table-cell office:value-type="float" office:value="85.6491">
            <text:p>85.6491</text:p>
          </table:table-cell>
          <table:table-cell office:value-type="float" office:value="9110">
            <text:p>9110</text:p>
          </table:table-cell>
        </table:table-row>
        <table:table-row table:style-name="ro1">
          <table:table-cell office:value-type="float" office:value="85.6157">
            <text:p>85.6157</text:p>
          </table:table-cell>
          <table:table-cell office:value-type="float" office:value="12429">
            <text:p>12429</text:p>
          </table:table-cell>
        </table:table-row>
        <table:table-row table:style-name="ro1">
          <table:table-cell office:value-type="float" office:value="85.5718">
            <text:p>85.5718</text:p>
          </table:table-cell>
          <table:table-cell office:value-type="float" office:value="10250">
            <text:p>10250</text:p>
          </table:table-cell>
        </table:table-row>
        <table:table-row table:style-name="ro1">
          <table:table-cell office:value-type="float" office:value="85.3542">
            <text:p>85.3542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office:value-type="float" office:value="85.7288">
            <text:p>85.7288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85.3533">
            <text:p>85.3533</text:p>
          </table:table-cell>
          <table:table-cell office:value-type="float" office:value="26010">
            <text:p>26010</text:p>
          </table:table-cell>
        </table:table-row>
        <table:table-row table:style-name="ro1">
          <table:table-cell office:value-type="float" office:value="85.5192">
            <text:p>85.5192</text:p>
          </table:table-cell>
          <table:table-cell office:value-type="float" office:value="9276">
            <text:p>9276</text:p>
          </table:table-cell>
        </table:table-row>
        <table:table-row table:style-name="ro1">
          <table:table-cell office:value-type="float" office:value="85.6454">
            <text:p>85.6454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85.4605">
            <text:p>85.4605</text:p>
          </table:table-cell>
          <table:table-cell office:value-type="float" office:value="21157">
            <text:p>21157</text:p>
          </table:table-cell>
        </table:table-row>
        <table:table-row table:style-name="ro1">
          <table:table-cell office:value-type="float" office:value="85.6392">
            <text:p>85.6392</text:p>
          </table:table-cell>
          <table:table-cell office:value-type="float" office:value="33335">
            <text:p>33335</text:p>
          </table:table-cell>
        </table:table-row>
        <table:table-row table:style-name="ro1">
          <table:table-cell office:value-type="float" office:value="85.5382">
            <text:p>85.5382</text:p>
          </table:table-cell>
          <table:table-cell office:value-type="float" office:value="45990">
            <text:p>45990</text:p>
          </table:table-cell>
        </table:table-row>
        <table:table-row table:style-name="ro1">
          <table:table-cell office:value-type="float" office:value="85.6461">
            <text:p>85.6461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85.7514">
            <text:p>85.7514</text:p>
          </table:table-cell>
          <table:table-cell office:value-type="float" office:value="8871">
            <text:p>8871</text:p>
          </table:table-cell>
        </table:table-row>
        <table:table-row table:style-name="ro1">
          <table:table-cell office:value-type="float" office:value="85.6289">
            <text:p>85.6289</text:p>
          </table:table-cell>
          <table:table-cell office:value-type="float" office:value="33647">
            <text:p>33647</text:p>
          </table:table-cell>
        </table:table-row>
        <table:table-row table:style-name="ro1">
          <table:table-cell office:value-type="float" office:value="85.2673">
            <text:p>85.2673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float" office:value="85.7629">
            <text:p>85.7629</text:p>
          </table:table-cell>
          <table:table-cell office:value-type="float" office:value="9326">
            <text:p>9326</text:p>
          </table:table-cell>
        </table:table-row>
        <table:table-row table:style-name="ro1">
          <table:table-cell office:value-type="float" office:value="85.4783">
            <text:p>85.4783</text:p>
          </table:table-cell>
          <table:table-cell office:value-type="float" office:value="17676">
            <text:p>17676</text:p>
          </table:table-cell>
        </table:table-row>
        <table:table-row table:style-name="ro1">
          <table:table-cell office:value-type="float" office:value="85.5326">
            <text:p>85.5326</text:p>
          </table:table-cell>
          <table:table-cell office:value-type="float" office:value="13102">
            <text:p>13102</text:p>
          </table:table-cell>
        </table:table-row>
        <table:table-row table:style-name="ro1">
          <table:table-cell office:value-type="float" office:value="85.3858">
            <text:p>85.3858</text:p>
          </table:table-cell>
          <table:table-cell office:value-type="float" office:value="13908">
            <text:p>13908</text:p>
          </table:table-cell>
        </table:table-row>
        <table:table-row table:style-name="ro1">
          <table:table-cell office:value-type="float" office:value="85.5912">
            <text:p>85.5912</text:p>
          </table:table-cell>
          <table:table-cell office:value-type="float" office:value="8312">
            <text:p>8312</text:p>
          </table:table-cell>
        </table:table-row>
        <table:table-row table:style-name="ro1">
          <table:table-cell office:value-type="float" office:value="85.4959">
            <text:p>85.4959</text:p>
          </table:table-cell>
          <table:table-cell office:value-type="float" office:value="25877">
            <text:p>25877</text:p>
          </table:table-cell>
        </table:table-row>
        <table:table-row table:style-name="ro1">
          <table:table-cell office:value-type="float" office:value="85.2997">
            <text:p>85.2997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85.5836">
            <text:p>85.583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85.8222">
            <text:p>85.8222</text:p>
          </table:table-cell>
          <table:table-cell office:value-type="float" office:value="3516">
            <text:p>3516</text:p>
          </table:table-cell>
        </table:table-row>
        <table:table-row table:style-name="ro1">
          <table:table-cell office:value-type="float" office:value="85.5414">
            <text:p>85.5414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float" office:value="86.0196">
            <text:p>86.0196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5.6736">
            <text:p>85.6736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85.564">
            <text:p>85.564</text:p>
          </table:table-cell>
          <table:table-cell office:value-type="float" office:value="37176">
            <text:p>37176</text:p>
          </table:table-cell>
        </table:table-row>
        <table:table-row table:style-name="ro1">
          <table:table-cell office:value-type="float" office:value="85.8925">
            <text:p>85.8925</text:p>
          </table:table-cell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85.7785">
            <text:p>85.7785</text:p>
          </table:table-cell>
          <table:table-cell office:value-type="float" office:value="4689">
            <text:p>4689</text:p>
          </table:table-cell>
        </table:table-row>
        <table:table-row table:style-name="ro1">
          <table:table-cell office:value-type="float" office:value="85.5984">
            <text:p>85.5984</text:p>
          </table:table-cell>
          <table:table-cell office:value-type="float" office:value="8364">
            <text:p>8364</text:p>
          </table:table-cell>
        </table:table-row>
        <table:table-row table:style-name="ro1">
          <table:table-cell office:value-type="float" office:value="85.4972">
            <text:p>85.4972</text:p>
          </table:table-cell>
          <table:table-cell office:value-type="float" office:value="14648">
            <text:p>14648</text:p>
          </table:table-cell>
        </table:table-row>
        <table:table-row table:style-name="ro1">
          <table:table-cell office:value-type="float" office:value="85.6277">
            <text:p>85.6277</text:p>
          </table:table-cell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85.5659">
            <text:p>85.5659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float" office:value="85.1713">
            <text:p>85.1713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85.4118">
            <text:p>85.4118</text:p>
          </table:table-cell>
          <table:table-cell office:value-type="float" office:value="48849">
            <text:p>48849</text:p>
          </table:table-cell>
        </table:table-row>
        <table:table-row table:style-name="ro1">
          <table:table-cell office:value-type="float" office:value="85.7797">
            <text:p>85.7797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float" office:value="85.7699">
            <text:p>85.7699</text:p>
          </table:table-cell>
          <table:table-cell office:value-type="float" office:value="5215">
            <text:p>5215</text:p>
          </table:table-cell>
        </table:table-row>
        <table:table-row table:style-name="ro1">
          <table:table-cell office:value-type="float" office:value="85.4928">
            <text:p>85.4928</text:p>
          </table:table-cell>
          <table:table-cell office:value-type="float" office:value="6769">
            <text:p>6769</text:p>
          </table:table-cell>
        </table:table-row>
        <table:table-row table:style-name="ro1">
          <table:table-cell office:value-type="float" office:value="85.9147">
            <text:p>85.9147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85.3737">
            <text:p>85.3737</text:p>
          </table:table-cell>
          <table:table-cell office:value-type="float" office:value="15859">
            <text:p>15859</text:p>
          </table:table-cell>
        </table:table-row>
        <table:table-row table:style-name="ro1">
          <table:table-cell office:value-type="float" office:value="85.2307">
            <text:p>85.2307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float" office:value="85.5651">
            <text:p>85.5651</text:p>
          </table:table-cell>
          <table:table-cell office:value-type="float" office:value="38105">
            <text:p>38105</text:p>
          </table:table-cell>
        </table:table-row>
        <table:table-row table:style-name="ro1">
          <table:table-cell office:value-type="float" office:value="85.3956">
            <text:p>85.3956</text:p>
          </table:table-cell>
          <table:table-cell office:value-type="float" office:value="15143">
            <text:p>15143</text:p>
          </table:table-cell>
        </table:table-row>
        <table:table-row table:style-name="ro1">
          <table:table-cell office:value-type="float" office:value="85.5606">
            <text:p>85.5606</text:p>
          </table:table-cell>
          <table:table-cell office:value-type="float" office:value="63242">
            <text:p>63242</text:p>
          </table:table-cell>
        </table:table-row>
        <table:table-row table:style-name="ro1">
          <table:table-cell office:value-type="float" office:value="85.5688">
            <text:p>85.5688</text:p>
          </table:table-cell>
          <table:table-cell office:value-type="float" office:value="11002">
            <text:p>11002</text:p>
          </table:table-cell>
        </table:table-row>
        <table:table-row table:style-name="ro1">
          <table:table-cell office:value-type="float" office:value="85.8816">
            <text:p>85.8816</text:p>
          </table:table-cell>
          <table:table-cell office:value-type="float" office:value="5280">
            <text:p>5280</text:p>
          </table:table-cell>
        </table:table-row>
        <table:table-row table:style-name="ro1">
          <table:table-cell office:value-type="float" office:value="85.5205">
            <text:p>85.5205</text:p>
          </table:table-cell>
          <table:table-cell office:value-type="float" office:value="18408">
            <text:p>18408</text:p>
          </table:table-cell>
        </table:table-row>
        <table:table-row table:style-name="ro1">
          <table:table-cell office:value-type="float" office:value="85.2505">
            <text:p>85.2505</text:p>
          </table:table-cell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85.069">
            <text:p>85.069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85.4353">
            <text:p>85.4353</text:p>
          </table:table-cell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85.464">
            <text:p>85.464</text:p>
          </table:table-cell>
          <table:table-cell office:value-type="float" office:value="29366">
            <text:p>29366</text:p>
          </table:table-cell>
        </table:table-row>
        <table:table-row table:style-name="ro1">
          <table:table-cell office:value-type="float" office:value="85.4896">
            <text:p>85.4896</text:p>
          </table:table-cell>
          <table:table-cell office:value-type="float" office:value="28739">
            <text:p>28739</text:p>
          </table:table-cell>
        </table:table-row>
        <table:table-row table:style-name="ro1">
          <table:table-cell office:value-type="float" office:value="85.366">
            <text:p>85.366</text:p>
          </table:table-cell>
          <table:table-cell office:value-type="float" office:value="16586">
            <text:p>16586</text:p>
          </table:table-cell>
        </table:table-row>
        <table:table-row table:style-name="ro1">
          <table:table-cell office:value-type="float" office:value="85.7343">
            <text:p>85.734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85.446">
            <text:p>85.446</text:p>
          </table:table-cell>
          <table:table-cell office:value-type="float" office:value="34965">
            <text:p>34965</text:p>
          </table:table-cell>
        </table:table-row>
        <table:table-row table:style-name="ro1">
          <table:table-cell office:value-type="float" office:value="84.9662">
            <text:p>84.9662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85.4184">
            <text:p>85.4184</text:p>
          </table:table-cell>
          <table:table-cell office:value-type="float" office:value="12032">
            <text:p>12032</text:p>
          </table:table-cell>
        </table:table-row>
        <table:table-row table:style-name="ro1">
          <table:table-cell office:value-type="float" office:value="85.3331">
            <text:p>85.3331</text:p>
          </table:table-cell>
          <table:table-cell office:value-type="float" office:value="13622">
            <text:p>13622</text:p>
          </table:table-cell>
        </table:table-row>
        <table:table-row table:style-name="ro1">
          <table:table-cell office:value-type="float" office:value="85.3954">
            <text:p>85.3954</text:p>
          </table:table-cell>
          <table:table-cell office:value-type="float" office:value="27272">
            <text:p>27272</text:p>
          </table:table-cell>
        </table:table-row>
        <table:table-row table:style-name="ro1">
          <table:table-cell office:value-type="float" office:value="85.613">
            <text:p>85.613</text:p>
          </table:table-cell>
          <table:table-cell office:value-type="float" office:value="28372">
            <text:p>28372</text:p>
          </table:table-cell>
        </table:table-row>
        <table:table-row table:style-name="ro1">
          <table:table-cell office:value-type="float" office:value="85.923">
            <text:p>85.923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85.4922">
            <text:p>85.4922</text:p>
          </table:table-cell>
          <table:table-cell office:value-type="float" office:value="5057">
            <text:p>5057</text:p>
          </table:table-cell>
        </table:table-row>
        <table:table-row table:style-name="ro1">
          <table:table-cell office:value-type="float" office:value="85.509">
            <text:p>85.509</text:p>
          </table:table-cell>
          <table:table-cell office:value-type="float" office:value="57413">
            <text:p>57413</text:p>
          </table:table-cell>
        </table:table-row>
        <table:table-row table:style-name="ro1">
          <table:table-cell office:value-type="float" office:value="85.4849">
            <text:p>85.4849</text:p>
          </table:table-cell>
          <table:table-cell office:value-type="float" office:value="21203">
            <text:p>21203</text:p>
          </table:table-cell>
        </table:table-row>
        <table:table-row table:style-name="ro1">
          <table:table-cell office:value-type="float" office:value="85.5115">
            <text:p>85.5115</text:p>
          </table:table-cell>
          <table:table-cell office:value-type="float" office:value="5336">
            <text:p>5336</text:p>
          </table:table-cell>
        </table:table-row>
        <table:table-row table:style-name="ro1">
          <table:table-cell office:value-type="float" office:value="85.5558">
            <text:p>85.5558</text:p>
          </table:table-cell>
          <table:table-cell office:value-type="float" office:value="4314">
            <text:p>4314</text:p>
          </table:table-cell>
        </table:table-row>
        <table:table-row table:style-name="ro1">
          <table:table-cell office:value-type="float" office:value="85.4585">
            <text:p>85.4585</text:p>
          </table:table-cell>
          <table:table-cell office:value-type="float" office:value="17768">
            <text:p>17768</text:p>
          </table:table-cell>
        </table:table-row>
        <table:table-row table:style-name="ro1">
          <table:table-cell office:value-type="float" office:value="85.6733">
            <text:p>85.6733</text:p>
          </table:table-cell>
          <table:table-cell office:value-type="float" office:value="10300">
            <text:p>10300</text:p>
          </table:table-cell>
        </table:table-row>
        <table:table-row table:style-name="ro1">
          <table:table-cell office:value-type="float" office:value="85.483">
            <text:p>85.483</text:p>
          </table:table-cell>
          <table:table-cell office:value-type="float" office:value="10413">
            <text:p>10413</text:p>
          </table:table-cell>
        </table:table-row>
        <table:table-row table:style-name="ro1">
          <table:table-cell office:value-type="float" office:value="85.2054">
            <text:p>85.2054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float" office:value="85.492">
            <text:p>85.492</text:p>
          </table:table-cell>
          <table:table-cell office:value-type="float" office:value="10634">
            <text:p>10634</text:p>
          </table:table-cell>
        </table:table-row>
        <table:table-row table:style-name="ro1">
          <table:table-cell office:value-type="float" office:value="85.5911">
            <text:p>85.5911</text:p>
          </table:table-cell>
          <table:table-cell office:value-type="float" office:value="7741">
            <text:p>7741</text:p>
          </table:table-cell>
        </table:table-row>
        <table:table-row table:style-name="ro1">
          <table:table-cell office:value-type="float" office:value="86.1081">
            <text:p>86.1081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85.5404">
            <text:p>85.5404</text:p>
          </table:table-cell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85.4485">
            <text:p>85.4485</text:p>
          </table:table-cell>
          <table:table-cell office:value-type="float" office:value="19135">
            <text:p>19135</text:p>
          </table:table-cell>
        </table:table-row>
        <table:table-row table:style-name="ro1">
          <table:table-cell office:value-type="float" office:value="85.4674">
            <text:p>85.4674</text:p>
          </table:table-cell>
          <table:table-cell office:value-type="float" office:value="13462">
            <text:p>13462</text:p>
          </table:table-cell>
        </table:table-row>
        <table:table-row table:style-name="ro1">
          <table:table-cell office:value-type="float" office:value="85.468">
            <text:p>85.468</text:p>
          </table:table-cell>
          <table:table-cell office:value-type="float" office:value="31196">
            <text:p>31196</text:p>
          </table:table-cell>
        </table:table-row>
        <table:table-row table:style-name="ro1">
          <table:table-cell office:value-type="float" office:value="85.6149">
            <text:p>85.6149</text:p>
          </table:table-cell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85.6612">
            <text:p>85.6612</text:p>
          </table:table-cell>
          <table:table-cell office:value-type="float" office:value="7279">
            <text:p>7279</text:p>
          </table:table-cell>
        </table:table-row>
        <table:table-row table:style-name="ro1">
          <table:table-cell office:value-type="float" office:value="85.442">
            <text:p>85.442</text:p>
          </table:table-cell>
          <table:table-cell office:value-type="float" office:value="34855">
            <text:p>34855</text:p>
          </table:table-cell>
        </table:table-row>
        <table:table-row table:style-name="ro1">
          <table:table-cell office:value-type="float" office:value="85.5676">
            <text:p>85.5676</text:p>
          </table:table-cell>
          <table:table-cell office:value-type="float" office:value="46727">
            <text:p>46727</text:p>
          </table:table-cell>
        </table:table-row>
        <table:table-row table:style-name="ro1">
          <table:table-cell office:value-type="float" office:value="85.1686">
            <text:p>85.1686</text:p>
          </table:table-cell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85.5199">
            <text:p>85.5199</text:p>
          </table:table-cell>
          <table:table-cell office:value-type="float" office:value="21196">
            <text:p>21196</text:p>
          </table:table-cell>
        </table:table-row>
        <table:table-row table:style-name="ro1">
          <table:table-cell office:value-type="float" office:value="85.6828">
            <text:p>85.6828</text:p>
          </table:table-cell>
          <table:table-cell office:value-type="float" office:value="14455">
            <text:p>14455</text:p>
          </table:table-cell>
        </table:table-row>
        <table:table-row table:style-name="ro1">
          <table:table-cell office:value-type="float" office:value="85.6147">
            <text:p>85.6147</text:p>
          </table:table-cell>
          <table:table-cell office:value-type="float" office:value="38554">
            <text:p>38554</text:p>
          </table:table-cell>
        </table:table-row>
        <table:table-row table:style-name="ro1">
          <table:table-cell office:value-type="float" office:value="85.6228">
            <text:p>85.6228</text:p>
          </table:table-cell>
          <table:table-cell office:value-type="float" office:value="43090">
            <text:p>43090</text:p>
          </table:table-cell>
        </table:table-row>
        <table:table-row table:style-name="ro1">
          <table:table-cell office:value-type="float" office:value="85.4485">
            <text:p>85.4485</text:p>
          </table:table-cell>
          <table:table-cell office:value-type="float" office:value="37743">
            <text:p>37743</text:p>
          </table:table-cell>
        </table:table-row>
        <table:table-row table:style-name="ro1">
          <table:table-cell office:value-type="float" office:value="85.414">
            <text:p>85.414</text:p>
          </table:table-cell>
          <table:table-cell office:value-type="float" office:value="7846">
            <text:p>7846</text:p>
          </table:table-cell>
        </table:table-row>
        <table:table-row table:style-name="ro1">
          <table:table-cell office:value-type="float" office:value="85.5491">
            <text:p>85.5491</text:p>
          </table:table-cell>
          <table:table-cell office:value-type="float" office:value="35052">
            <text:p>35052</text:p>
          </table:table-cell>
        </table:table-row>
        <table:table-row table:style-name="ro1">
          <table:table-cell office:value-type="float" office:value="85.4223">
            <text:p>85.4223</text:p>
          </table:table-cell>
          <table:table-cell office:value-type="float" office:value="4001">
            <text:p>4001</text:p>
          </table:table-cell>
        </table:table-row>
        <table:table-row table:style-name="ro1">
          <table:table-cell office:value-type="float" office:value="85.7216">
            <text:p>85.7216</text:p>
          </table:table-cell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85.3576">
            <text:p>85.3576</text:p>
          </table:table-cell>
          <table:table-cell office:value-type="float" office:value="12999">
            <text:p>12999</text:p>
          </table:table-cell>
        </table:table-row>
        <table:table-row table:style-name="ro1">
          <table:table-cell office:value-type="float" office:value="84.9824">
            <text:p>84.9824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85.4789">
            <text:p>85.4789</text:p>
          </table:table-cell>
          <table:table-cell office:value-type="float" office:value="4475">
            <text:p>4475</text:p>
          </table:table-cell>
        </table:table-row>
        <table:table-row table:style-name="ro1">
          <table:table-cell office:value-type="float" office:value="85.4756">
            <text:p>85.4756</text:p>
          </table:table-cell>
          <table:table-cell office:value-type="float" office:value="8453">
            <text:p>8453</text:p>
          </table:table-cell>
        </table:table-row>
        <table:table-row table:style-name="ro1">
          <table:table-cell office:value-type="float" office:value="85.5125">
            <text:p>85.5125</text:p>
          </table:table-cell>
          <table:table-cell office:value-type="float" office:value="62199">
            <text:p>62199</text:p>
          </table:table-cell>
        </table:table-row>
        <table:table-row table:style-name="ro1">
          <table:table-cell office:value-type="float" office:value="85.6992">
            <text:p>85.6992</text:p>
          </table:table-cell>
          <table:table-cell office:value-type="float" office:value="16921">
            <text:p>16921</text:p>
          </table:table-cell>
        </table:table-row>
        <table:table-row table:style-name="ro1">
          <table:table-cell office:value-type="float" office:value="85.4519">
            <text:p>85.4519</text:p>
          </table:table-cell>
          <table:table-cell office:value-type="float" office:value="9195">
            <text:p>9195</text:p>
          </table:table-cell>
        </table:table-row>
        <table:table-row table:style-name="ro1">
          <table:table-cell office:value-type="float" office:value="85.8819">
            <text:p>85.8819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85.7875">
            <text:p>85.7875</text:p>
          </table:table-cell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85.5888">
            <text:p>85.5888</text:p>
          </table:table-cell>
          <table:table-cell office:value-type="float" office:value="19198">
            <text:p>19198</text:p>
          </table:table-cell>
        </table:table-row>
        <table:table-row table:style-name="ro1">
          <table:table-cell office:value-type="float" office:value="86.0111">
            <text:p>86.0111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85.4725">
            <text:p>85.4725</text:p>
          </table:table-cell>
          <table:table-cell office:value-type="float" office:value="6710">
            <text:p>6710</text:p>
          </table:table-cell>
        </table:table-row>
        <table:table-row table:style-name="ro1">
          <table:table-cell office:value-type="float" office:value="85.5463">
            <text:p>85.5463</text:p>
          </table:table-cell>
          <table:table-cell office:value-type="float" office:value="25841">
            <text:p>25841</text:p>
          </table:table-cell>
        </table:table-row>
        <table:table-row table:style-name="ro1">
          <table:table-cell office:value-type="float" office:value="85.7311">
            <text:p>85.7311</text:p>
          </table:table-cell>
          <table:table-cell office:value-type="float" office:value="11311">
            <text:p>11311</text:p>
          </table:table-cell>
        </table:table-row>
        <table:table-row table:style-name="ro1">
          <table:table-cell office:value-type="float" office:value="85.5798">
            <text:p>85.5798</text:p>
          </table:table-cell>
          <table:table-cell office:value-type="float" office:value="47593">
            <text:p>47593</text:p>
          </table:table-cell>
        </table:table-row>
        <table:table-row table:style-name="ro1">
          <table:table-cell office:value-type="float" office:value="85.4472">
            <text:p>85.4472</text:p>
          </table:table-cell>
          <table:table-cell office:value-type="float" office:value="20150">
            <text:p>20150</text:p>
          </table:table-cell>
        </table:table-row>
        <table:table-row table:style-name="ro1">
          <table:table-cell office:value-type="float" office:value="85.5239">
            <text:p>85.5239</text:p>
          </table:table-cell>
          <table:table-cell office:value-type="float" office:value="7884">
            <text:p>7884</text:p>
          </table:table-cell>
        </table:table-row>
        <table:table-row table:style-name="ro1">
          <table:table-cell table:formula="of:=SUM([.A1:.A500])/500" office:value-type="float" office:value="85.5224924000001">
            <text:p>85.5224924</text:p>
          </table:table-cell>
          <table:table-cell table:formula="of:=SUM([.B1:.B500])/500" office:value-type="float" office:value="14995.136">
            <text:p>14995.1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48:12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